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1" style:base-cell-address="Data_Sheet.B8"/>
      <style:map style:condition="of:is-true-formula(AND(NOT(ISBLANK([.$A8]));ISBLANK([.B8])))" style:apply-style-name="cf1" style:base-cell-address="Data_Sheet.B8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9]));ISBLANK([.B9])))" style:apply-style-name="cf1" style:base-cell-address="Data_Sheet.B9"/>
      <style:map style:condition="of:is-true-formula(AND(NOT(ISBLANK([.$A9]));ISBLANK([.B9])))" style:apply-style-name="cf1" style:base-cell-address="Data_Sheet.B9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1" style:base-cell-address="Data_Sheet.B7"/>
      <style:map style:condition="of:is-true-formula(AND(NOT(ISBLANK([.$A7]));ISBLANK([.B7])))" style:apply-style-name="cf1" style:base-cell-address="Data_Sheet.B7"/>
      <style:map style:condition="of:is-true-formula(AND(NOT(ISBLANK([.$A7]));ISBLANK([.B7])))" style:apply-style-name="cf1" style:base-cell-address="Data_Sheet.B7"/>
      <style:map style:condition="of:is-true-formula(AND(NOT(ISBLANK([.$A7]));ISBLANK([.B7])))" style:apply-style-name="cf1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1" style:base-cell-address="Data_Sheet.C8"/>
      <style:map style:condition="of:is-true-formula(AND(NOT(ISBLANK([.A8]));ISBLANK([.C8])))" style:apply-style-name="cf1" style:base-cell-address="Data_Sheet.C8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1" style:base-cell-address="Data_Sheet.C7"/>
      <style:map style:condition="of:is-true-formula(AND(NOT(ISBLANK([.A7]));ISBLANK([.C7])))" style:apply-style-name="cf1" style:base-cell-address="Data_Sheet.C7"/>
      <style:map style:condition="of:is-true-formula(AND(NOT(ISBLANK([.A7]));ISBLANK([.C7])))" style:apply-style-name="cf1" style:base-cell-address="Data_Sheet.C7"/>
      <style:map style:condition="of:is-true-formula(AND(NOT(ISBLANK([.A7]));ISBLANK([.C7])))" style:apply-style-name="cf1" style:base-cell-address="Data_Sheet.C7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9]));ISBLANK([.C9])))" style:apply-style-name="cf1" style:base-cell-address="Data_Sheet.C9"/>
      <style:map style:condition="of:is-true-formula(AND(NOT(ISBLANK([.A9]));ISBLANK([.C9])))" style:apply-style-name="cf1" style:base-cell-address="Data_Sheet.C9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  <style:map style:condition="of:is-true-formula(AND(NOT(ISBLANK([.$A6]));ISBLANK([.B6])))" style:apply-style-name="cf1" style:base-cell-address="Data_Sheet.B6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  <style:map style:condition="of:is-true-formula(AND(NOT(ISBLANK([.A6]));ISBLANK([.C6])))" style:apply-style-name="cf1" style:base-cell-address="Data_Sheet.C6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  <style:map style:condition="of:is-true-formula(AND(NOT(ISBLANK([.E6]));ISBLANK([.D6])))" style:apply-style-name="cf1" style:base-cell-address="Data_Sheet.D6"/>
      <style:map style:condition="of:is-true-formula(AND(NOT(ISBLANK([.E6]));ISBLANK([.D6])))" style:apply-style-name="cf1" style:base-cell-address="Data_Sheet.D6"/>
      <style:map style:condition="of:is-true-formula(AND(NOT(ISBLANK([.E6]));ISBLANK([.D6])))" style:apply-style-name="cf1" style:base-cell-address="Data_Sheet.D6"/>
      <style:map style:condition="of:is-true-formula(AND(NOT(ISBLANK([.E6]));ISBLANK([.D6])))" style:apply-style-name="cf1" style:base-cell-address="Data_Sheet.D6"/>
      <style:map style:condition="of:is-true-formula(AND(NOT(ISBLANK([.E6]));ISBLANK([.D6])))" style:apply-style-name="cf1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12]));ISBLANK([.B12])))" style:apply-style-name="cf1" style:base-cell-address="Data_Sheet.B1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10]));ISBLANK([.B10])))" style:apply-style-name="cf1" style:base-cell-address="Data_Sheet.B10"/>
      <style:map style:condition="of:is-true-formula(AND(NOT(ISBLANK([.$A10]));ISBLANK([.B10])))" style:apply-style-name="cf1" style:base-cell-address="Data_Sheet.B10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11]));ISBLANK([.B11])))" style:apply-style-name="cf1" style:base-cell-address="Data_Sheet.B11"/>
      <style:map style:condition="of:is-true-formula(AND(NOT(ISBLANK([.$A11]));ISBLANK([.B11])))" style:apply-style-name="cf1" style:base-cell-address="Data_Sheet.B11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11]));ISBLANK([.C11])))" style:apply-style-name="cf1" style:base-cell-address="Data_Sheet.C11"/>
      <style:map style:condition="of:is-true-formula(AND(NOT(ISBLANK([.A11]));ISBLANK([.C11])))" style:apply-style-name="cf1" style:base-cell-address="Data_Sheet.C11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12]));ISBLANK([.C12])))" style:apply-style-name="cf1" style:base-cell-address="Data_Sheet.C12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10]));ISBLANK([.C10])))" style:apply-style-name="cf1" style:base-cell-address="Data_Sheet.C10"/>
      <style:map style:condition="of:is-true-formula(AND(NOT(ISBLANK([.A10]));ISBLANK([.C10])))" style:apply-style-name="cf1" style:base-cell-address="Data_Sheet.C10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12]));ISBLANK([.D12])))" style:apply-style-name="cf1" style:base-cell-address="Data_Sheet.D12"/>
      <style:map style:condition="of:is-true-formula(AND(NOT(ISBLANK([.E12]));ISBLANK([.D12])))" style:apply-style-name="cf1" style:base-cell-address="Data_Sheet.D12"/>
      <style:map style:condition="of:is-true-formula(AND(NOT(ISBLANK([.E12]));ISBLANK([.D12])))" style:apply-style-name="cf1" style:base-cell-address="Data_Sheet.D12"/>
      <style:map style:condition="of:is-true-formula(AND(NOT(ISBLANK([.E12]));ISBLANK([.D12])))" style:apply-style-name="cf1" style:base-cell-address="Data_Sheet.D12"/>
      <style:map style:condition="of:is-true-formula(AND(NOT(ISBLANK([.E12]));ISBLANK([.D12])))" style:apply-style-name="cf1" style:base-cell-address="Data_Sheet.D12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  <style:map style:condition="of:is-true-formula(AND(NOT(ISBLANK([.E10]));ISBLANK([.D10])))" style:apply-style-name="cf1" style:base-cell-address="Data_Sheet.D10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11]));ISBLANK([.D11])))" style:apply-style-name="cf1" style:base-cell-address="Data_Sheet.D11"/>
      <style:map style:condition="of:is-true-formula(AND(NOT(ISBLANK([.E11]));ISBLANK([.D11])))" style:apply-style-name="cf1" style:base-cell-address="Data_Sheet.D11"/>
      <style:map style:condition="of:is-true-formula(AND(NOT(ISBLANK([.E11]));ISBLANK([.D11])))" style:apply-style-name="cf1" style:base-cell-address="Data_Sheet.D11"/>
      <style:map style:condition="of:is-true-formula(AND(NOT(ISBLANK([.E11]));ISBLANK([.D11])))" style:apply-style-name="cf1" style:base-cell-address="Data_Sheet.D11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11]));ISBLANK([.E11])))" style:apply-style-name="cf1" style:base-cell-address="Data_Sheet.E11"/>
      <style:map style:condition="of:is-true-formula(AND(NOT(ISBLANK([.D11]));ISBLANK([.E11])))" style:apply-style-name="cf1" style:base-cell-address="Data_Sheet.E11"/>
      <style:map style:condition="of:is-true-formula(AND(NOT(ISBLANK([.D11]));ISBLANK([.E11])))" style:apply-style-name="cf1" style:base-cell-address="Data_Sheet.E11"/>
      <style:map style:condition="of:is-true-formula(AND(NOT(ISBLANK([.D11]));ISBLANK([.E11])))" style:apply-style-name="cf1" style:base-cell-address="Data_Sheet.E11"/>
      <style:map style:condition="of:is-true-formula(AND(NOT(ISBLANK([.D11]));ISBLANK([.E11])))" style:apply-style-name="cf1" style:base-cell-address="Data_Sheet.E11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12]));ISBLANK([.E12])))" style:apply-style-name="cf1" style:base-cell-address="Data_Sheet.E12"/>
      <style:map style:condition="of:is-true-formula(AND(NOT(ISBLANK([.D12]));ISBLANK([.E12])))" style:apply-style-name="cf1" style:base-cell-address="Data_Sheet.E12"/>
      <style:map style:condition="of:is-true-formula(AND(NOT(ISBLANK([.D12]));ISBLANK([.E12])))" style:apply-style-name="cf1" style:base-cell-address="Data_Sheet.E12"/>
      <style:map style:condition="of:is-true-formula(AND(NOT(ISBLANK([.D12]));ISBLANK([.E12])))" style:apply-style-name="cf1" style:base-cell-address="Data_Sheet.E12"/>
      <style:map style:condition="of:is-true-formula(AND(NOT(ISBLANK([.D12]));ISBLANK([.E12])))" style:apply-style-name="cf1" style:base-cell-address="Data_Sheet.E12"/>
      <style:map style:condition="of:is-true-formula(AND(NOT(ISBLANK([.D12]));ISBLANK([.E12])))" style:apply-style-name="cf1" style:base-cell-address="Data_Sheet.E12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  <style:map style:condition="of:is-true-formula(AND(NOT(ISBLANK([.D10]));ISBLANK([.E10])))" style:apply-style-name="cf1" style:base-cell-address="Data_Sheet.E10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1" style:base-cell-address="Data_Sheet.D9"/>
      <style:map style:condition="of:is-true-formula(AND(NOT(ISBLANK([.E9]));ISBLANK([.D9])))" style:apply-style-name="cf1" style:base-cell-address="Data_Sheet.D9"/>
      <style:map style:condition="of:is-true-formula(AND(NOT(ISBLANK([.E9]));ISBLANK([.D9])))" style:apply-style-name="cf1" style:base-cell-address="Data_Sheet.D9"/>
      <style:map style:condition="of:is-true-formula(AND(NOT(ISBLANK([.E9]));ISBLANK([.D9])))" style:apply-style-name="cf1" style:base-cell-address="Data_Sheet.D9"/>
      <style:map style:condition="of:is-true-formula(AND(NOT(ISBLANK([.E9]));ISBLANK([.D9])))" style:apply-style-name="cf1" style:base-cell-address="Data_Sheet.D9"/>
      <style:map style:condition="of:is-true-formula(AND(NOT(ISBLANK([.E9]));ISBLANK([.D9])))" style:apply-style-name="cf1" style:base-cell-address="Data_Sheet.D9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  <style:map style:condition="of:is-true-formula(AND(NOT(ISBLANK([.E7]));ISBLANK([.D7])))" style:apply-style-name="cf1" style:base-cell-address="Data_Sheet.D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  <style:map style:condition="of:is-true-formula(AND(NOT(ISBLANK([.E8]));ISBLANK([.D8])))" style:apply-style-name="cf1" style:base-cell-address="Data_Sheet.D8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1" style:base-cell-address="Data_Sheet.E9"/>
      <style:map style:condition="of:is-true-formula(AND(NOT(ISBLANK([.D9]));ISBLANK([.E9])))" style:apply-style-name="cf1" style:base-cell-address="Data_Sheet.E9"/>
      <style:map style:condition="of:is-true-formula(AND(NOT(ISBLANK([.D9]));ISBLANK([.E9])))" style:apply-style-name="cf1" style:base-cell-address="Data_Sheet.E9"/>
      <style:map style:condition="of:is-true-formula(AND(NOT(ISBLANK([.D9]));ISBLANK([.E9])))" style:apply-style-name="cf1" style:base-cell-address="Data_Sheet.E9"/>
      <style:map style:condition="of:is-true-formula(AND(NOT(ISBLANK([.D9]));ISBLANK([.E9])))" style:apply-style-name="cf1" style:base-cell-address="Data_Sheet.E9"/>
      <style:map style:condition="of:is-true-formula(AND(NOT(ISBLANK([.D9]));ISBLANK([.E9])))" style:apply-style-name="cf1" style:base-cell-address="Data_Sheet.E9"/>
      <style:map style:condition="of:is-true-formula(AND(NOT(ISBLANK([.D9]));ISBLANK([.E9])))" style:apply-style-name="cf1" style:base-cell-address="Data_Sheet.E9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F8]));ISBLANK([.E8])))" style:apply-style-name="cf1" style:base-cell-address="Data_Sheet.E8"/>
      <style:map style:condition="of:is-true-formula(AND(NOT(ISBLANK([.D8]));ISBLANK([.E8])))" style:apply-style-name="cf1" style:base-cell-address="Data_Sheet.E8"/>
      <style:map style:condition="of:is-true-formula(AND(NOT(ISBLANK([.D8]));ISBLANK([.E8])))" style:apply-style-name="cf1" style:base-cell-address="Data_Sheet.E8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7]));ISBLANK([.E7])))" style:apply-style-name="cf1" style:base-cell-address="Data_Sheet.E7"/>
      <style:map style:condition="of:is-true-formula(AND(NOT(ISBLANK([.D6]));ISBLANK([.E6])))" style:apply-style-name="cf1" style:base-cell-address="Data_Sheet.E6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  <style:map style:condition="of:is-true-formula(AND(NOT(ISBLANK([.E4]));ISBLANK([.D4])))" style:apply-style-name="cf1" style:base-cell-address="Data_Sheet.D4"/>
      <style:map style:condition="of:is-true-formula(AND(NOT(ISBLANK([.E4]));ISBLANK([.D4])))" style:apply-style-name="cf1" style:base-cell-address="Data_Sheet.D4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  <style:map style:condition="of:is-true-formula(AND(NOT(ISBLANK([.E5]));ISBLANK([.D5])))" style:apply-style-name="cf1" style:base-cell-address="Data_Sheet.D5"/>
      <style:map style:condition="of:is-true-formula(AND(NOT(ISBLANK([.E5]));ISBLANK([.D5])))" style:apply-style-name="cf1" style:base-cell-address="Data_Sheet.D5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1" style:base-cell-address="Data_Sheet.E5"/>
      <style:map style:condition="of:is-true-formula(AND(NOT(ISBLANK([.D5]));ISBLANK([.E5])))" style:apply-style-name="cf1" style:base-cell-address="Data_Sheet.E5"/>
      <style:map style:condition="of:is-true-formula(AND(NOT(ISBLANK([.D5]));ISBLANK([.E5])))" style:apply-style-name="cf1" style:base-cell-address="Data_Sheet.E5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6]));ISBLANK([.E6])))" style:apply-style-name="cf1" style:base-cell-address="Data_Sheet.E6"/>
      <style:map style:condition="of:is-true-formula(AND(NOT(ISBLANK([.D6]));ISBLANK([.E6])))" style:apply-style-name="cf1" style:base-cell-address="Data_Sheet.E6"/>
      <style:map style:condition="of:is-true-formula(AND(NOT(ISBLANK([.D6]));ISBLANK([.E6])))" style:apply-style-name="cf1" style:base-cell-address="Data_Sheet.E6"/>
      <style:map style:condition="of:is-true-formula(AND(NOT(ISBLANK([.D6]));ISBLANK([.E6])))" style:apply-style-name="cf1" style:base-cell-address="Data_Sheet.E6"/>
      <style:map style:condition="of:is-true-formula(AND(NOT(ISBLANK([.D6]));ISBLANK([.E6])))" style:apply-style-name="cf1" style:base-cell-address="Data_Sheet.E6"/>
      <style:map style:condition="of:is-true-formula(AND(NOT(ISBLANK([.D6]));ISBLANK([.E6])))" style:apply-style-name="cf1" style:base-cell-address="Data_Sheet.E6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  <style:map style:condition="of:is-true-formula(AND(NOT(ISBLANK([.D4]));ISBLANK([.E4])))" style:apply-style-name="cf1" style:base-cell-address="Data_Sheet.E4"/>
      <style:map style:condition="of:is-true-formula(AND(NOT(ISBLANK([.D4]));ISBLANK([.E4])))" style:apply-style-name="cf1" style:base-cell-address="Data_Sheet.E4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12]));ISBLANK([.J12])))" style:apply-style-name="cf1" style:base-cell-address="Data_Sheet.J12"/>
      <style:map style:condition="of:is-true-formula(AND(NOT(ISBLANK([.K12]));ISBLANK([.J12])))" style:apply-style-name="cf1" style:base-cell-address="Data_Sheet.J12"/>
      <style:map style:condition="of:is-true-formula(AND(NOT(ISBLANK([.K12]));ISBLANK([.J12])))" style:apply-style-name="cf1" style:base-cell-address="Data_Sheet.J12"/>
      <style:map style:condition="of:is-true-formula(AND(NOT(ISBLANK([.K12]));ISBLANK([.J12])))" style:apply-style-name="cf1" style:base-cell-address="Data_Sheet.J12"/>
      <style:map style:condition="of:is-true-formula(AND(NOT(ISBLANK([.K12]));ISBLANK([.J12])))" style:apply-style-name="cf1" style:base-cell-address="Data_Sheet.J12"/>
      <style:map style:condition="of:is-true-formula(AND(NOT(ISBLANK([.K12]));ISBLANK([.J12])))" style:apply-style-name="cf1" style:base-cell-address="Data_Sheet.J12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  <style:map style:condition="of:is-true-formula(AND(NOT(ISBLANK([.K10]));ISBLANK([.J10])))" style:apply-style-name="cf1" style:base-cell-address="Data_Sheet.J10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11]));ISBLANK([.J11])))" style:apply-style-name="cf1" style:base-cell-address="Data_Sheet.J11"/>
      <style:map style:condition="of:is-true-formula(AND(NOT(ISBLANK([.K11]));ISBLANK([.J11])))" style:apply-style-name="cf1" style:base-cell-address="Data_Sheet.J11"/>
      <style:map style:condition="of:is-true-formula(AND(NOT(ISBLANK([.K11]));ISBLANK([.J11])))" style:apply-style-name="cf1" style:base-cell-address="Data_Sheet.J11"/>
      <style:map style:condition="of:is-true-formula(AND(NOT(ISBLANK([.K11]));ISBLANK([.J11])))" style:apply-style-name="cf1" style:base-cell-address="Data_Sheet.J11"/>
      <style:map style:condition="of:is-true-formula(AND(NOT(ISBLANK([.K11]));ISBLANK([.J11])))" style:apply-style-name="cf1" style:base-cell-address="Data_Sheet.J11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11]));ISBLANK([.K11])))" style:apply-style-name="cf1" style:base-cell-address="Data_Sheet.K11"/>
      <style:map style:condition="of:is-true-formula(AND(NOT(ISBLANK([.J11]));ISBLANK([.K11])))" style:apply-style-name="cf1" style:base-cell-address="Data_Sheet.K11"/>
      <style:map style:condition="of:is-true-formula(AND(NOT(ISBLANK([.J11]));ISBLANK([.K11])))" style:apply-style-name="cf1" style:base-cell-address="Data_Sheet.K11"/>
      <style:map style:condition="of:is-true-formula(AND(NOT(ISBLANK([.J11]));ISBLANK([.K11])))" style:apply-style-name="cf1" style:base-cell-address="Data_Sheet.K11"/>
      <style:map style:condition="of:is-true-formula(AND(NOT(ISBLANK([.J11]));ISBLANK([.K11])))" style:apply-style-name="cf1" style:base-cell-address="Data_Sheet.K11"/>
      <style:map style:condition="of:is-true-formula(AND(NOT(ISBLANK([.J11]));ISBLANK([.K11])))" style:apply-style-name="cf1" style:base-cell-address="Data_Sheet.K11"/>
      <style:map style:condition="of:is-true-formula(AND(NOT(ISBLANK([.J11]));ISBLANK([.K11])))" style:apply-style-name="cf1" style:base-cell-address="Data_Sheet.K11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12]));ISBLANK([.K12])))" style:apply-style-name="cf1" style:base-cell-address="Data_Sheet.K12"/>
      <style:map style:condition="of:is-true-formula(AND(NOT(ISBLANK([.J12]));ISBLANK([.K12])))" style:apply-style-name="cf1" style:base-cell-address="Data_Sheet.K12"/>
      <style:map style:condition="of:is-true-formula(AND(NOT(ISBLANK([.J12]));ISBLANK([.K12])))" style:apply-style-name="cf1" style:base-cell-address="Data_Sheet.K12"/>
      <style:map style:condition="of:is-true-formula(AND(NOT(ISBLANK([.J12]));ISBLANK([.K12])))" style:apply-style-name="cf1" style:base-cell-address="Data_Sheet.K12"/>
      <style:map style:condition="of:is-true-formula(AND(NOT(ISBLANK([.J12]));ISBLANK([.K12])))" style:apply-style-name="cf1" style:base-cell-address="Data_Sheet.K12"/>
      <style:map style:condition="of:is-true-formula(AND(NOT(ISBLANK([.J12]));ISBLANK([.K12])))" style:apply-style-name="cf1" style:base-cell-address="Data_Sheet.K12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  <style:map style:condition="of:is-true-formula(AND(NOT(ISBLANK([.J10]));ISBLANK([.K10])))" style:apply-style-name="cf1" style:base-cell-address="Data_Sheet.K10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1" style:base-cell-address="Data_Sheet.J9"/>
      <style:map style:condition="of:is-true-formula(AND(NOT(ISBLANK([.K9]));ISBLANK([.J9])))" style:apply-style-name="cf1" style:base-cell-address="Data_Sheet.J9"/>
      <style:map style:condition="of:is-true-formula(AND(NOT(ISBLANK([.K9]));ISBLANK([.J9])))" style:apply-style-name="cf1" style:base-cell-address="Data_Sheet.J9"/>
      <style:map style:condition="of:is-true-formula(AND(NOT(ISBLANK([.K9]));ISBLANK([.J9])))" style:apply-style-name="cf1" style:base-cell-address="Data_Sheet.J9"/>
      <style:map style:condition="of:is-true-formula(AND(NOT(ISBLANK([.K9]));ISBLANK([.J9])))" style:apply-style-name="cf1" style:base-cell-address="Data_Sheet.J9"/>
      <style:map style:condition="of:is-true-formula(AND(NOT(ISBLANK([.K9]));ISBLANK([.J9])))" style:apply-style-name="cf1" style:base-cell-address="Data_Sheet.J9"/>
      <style:map style:condition="of:is-true-formula(AND(NOT(ISBLANK([.K9]));ISBLANK([.J9])))" style:apply-style-name="cf1" style:base-cell-address="Data_Sheet.J9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  <style:map style:condition="of:is-true-formula(AND(NOT(ISBLANK([.K8]));ISBLANK([.J8])))" style:apply-style-name="cf1" style:base-cell-address="Data_Sheet.J8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  <style:map style:condition="of:is-true-formula(AND(NOT(ISBLANK([.K7]));ISBLANK([.J7])))" style:apply-style-name="cf1" style:base-cell-address="Data_Sheet.J7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L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  <style:map style:condition="of:is-true-formula(AND(NOT(ISBLANK([.J8]));ISBLANK([.K8])))" style:apply-style-name="cf1" style:base-cell-address="Data_Sheet.K8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  <style:map style:condition="of:is-true-formula(AND(NOT(ISBLANK([.J9]));ISBLANK([.K9])))" style:apply-style-name="cf1" style:base-cell-address="Data_Sheet.K9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  <style:map style:condition="of:is-true-formula(AND(NOT(ISBLANK([.J7]));ISBLANK([.K7])))" style:apply-style-name="cf1" style:base-cell-address="Data_Sheet.K7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1" style:base-cell-address="Data_Sheet.J6"/>
      <style:map style:condition="of:is-true-formula(AND(NOT(ISBLANK([.K6]));ISBLANK([.J6])))" style:apply-style-name="cf1" style:base-cell-address="Data_Sheet.J6"/>
      <style:map style:condition="of:is-true-formula(AND(NOT(ISBLANK([.K6]));ISBLANK([.J6])))" style:apply-style-name="cf1" style:base-cell-address="Data_Sheet.J6"/>
      <style:map style:condition="of:is-true-formula(AND(NOT(ISBLANK([.K6]));ISBLANK([.J6])))" style:apply-style-name="cf1" style:base-cell-address="Data_Sheet.J6"/>
      <style:map style:condition="of:is-true-formula(AND(NOT(ISBLANK([.K6]));ISBLANK([.J6])))" style:apply-style-name="cf1" style:base-cell-address="Data_Sheet.J6"/>
      <style:map style:condition="of:is-true-formula(AND(NOT(ISBLANK([.K6]));ISBLANK([.J6])))" style:apply-style-name="cf1" style:base-cell-address="Data_Sheet.J6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1" style:base-cell-address="Data_Sheet.J5"/>
      <style:map style:condition="of:is-true-formula(AND(NOT(ISBLANK([.K5]));ISBLANK([.J5])))" style:apply-style-name="cf1" style:base-cell-address="Data_Sheet.J5"/>
      <style:map style:condition="of:is-true-formula(AND(NOT(ISBLANK([.K5]));ISBLANK([.J5])))" style:apply-style-name="cf1" style:base-cell-address="Data_Sheet.J5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Data_Sheet.J4"/>
      <style:map style:condition="of:is-true-formula(AND(NOT(ISBLANK([.K4]));ISBLANK([.J4])))" style:apply-style-name="cf1" style:base-cell-address="Data_Sheet.J4"/>
      <style:map style:condition="of:is-true-formula(AND(NOT(ISBLANK([.K4]));ISBLANK([.J4])))" style:apply-style-name="cf1" style:base-cell-address="Data_Sheet.J4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1" style:base-cell-address="Data_Sheet.K5"/>
      <style:map style:condition="of:is-true-formula(AND(NOT(ISBLANK([.J5]));ISBLANK([.K5])))" style:apply-style-name="cf1" style:base-cell-address="Data_Sheet.K5"/>
      <style:map style:condition="of:is-true-formula(AND(NOT(ISBLANK([.J5]));ISBLANK([.K5])))" style:apply-style-name="cf1" style:base-cell-address="Data_Sheet.K5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  <style:map style:condition="of:is-true-formula(AND(NOT(ISBLANK([.J6]));ISBLANK([.K6])))" style:apply-style-name="cf1" style:base-cell-address="Data_Sheet.K6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Data_Sheet.K4"/>
      <style:map style:condition="of:is-true-formula(AND(NOT(ISBLANK([.J4]));ISBLANK([.K4])))" style:apply-style-name="cf1" style:base-cell-address="Data_Sheet.K4"/>
      <style:map style:condition="of:is-true-formula(AND(NOT(ISBLANK([.J4]));ISBLANK([.K4])))" style:apply-style-name="cf1" style:base-cell-address="Data_Sheet.K4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1" style:base-cell-address="Data_Sheet.L5"/>
      <style:map style:condition="of:is-true-formula(AND(NOT(ISBLANK([.M5]));ISBLANK([.L5])))" style:apply-style-name="cf1" style:base-cell-address="Data_Sheet.L5"/>
      <style:map style:condition="of:is-true-formula(AND(NOT(ISBLANK([.M5]));ISBLANK([.L5])))" style:apply-style-name="cf1" style:base-cell-address="Data_Sheet.L5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Data_Sheet.L4"/>
      <style:map style:condition="of:is-true-formula(AND(NOT(ISBLANK([.M4]));ISBLANK([.L4])))" style:apply-style-name="cf1" style:base-cell-address="Data_Sheet.L4"/>
      <style:map style:condition="of:is-true-formula(AND(NOT(ISBLANK([.M4]));ISBLANK([.L4])))" style:apply-style-name="cf1" style:base-cell-address="Data_Sheet.L4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1" style:base-cell-address="Data_Sheet.L6"/>
      <style:map style:condition="of:is-true-formula(AND(NOT(ISBLANK([.M6]));ISBLANK([.L6])))" style:apply-style-name="cf1" style:base-cell-address="Data_Sheet.L6"/>
      <style:map style:condition="of:is-true-formula(AND(NOT(ISBLANK([.M6]));ISBLANK([.L6])))" style:apply-style-name="cf1" style:base-cell-address="Data_Sheet.L6"/>
      <style:map style:condition="of:is-true-formula(AND(NOT(ISBLANK([.M6]));ISBLANK([.L6])))" style:apply-style-name="cf1" style:base-cell-address="Data_Sheet.L6"/>
      <style:map style:condition="of:is-true-formula(AND(NOT(ISBLANK([.M6]));ISBLANK([.L6])))" style:apply-style-name="cf1" style:base-cell-address="Data_Sheet.L6"/>
      <style:map style:condition="of:is-true-formula(AND(NOT(ISBLANK([.M6]));ISBLANK([.L6])))" style:apply-style-name="cf1" style:base-cell-address="Data_Sheet.L6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1" style:base-cell-address="Data_Sheet.M5"/>
      <style:map style:condition="of:is-true-formula(AND(NOT(ISBLANK([.L5]));ISBLANK([.M5])))" style:apply-style-name="cf1" style:base-cell-address="Data_Sheet.M5"/>
      <style:map style:condition="of:is-true-formula(AND(NOT(ISBLANK([.L5]));ISBLANK([.M5])))" style:apply-style-name="cf1" style:base-cell-address="Data_Sheet.M5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  <style:map style:condition="of:is-true-formula(AND(NOT(ISBLANK([.L4]));ISBLANK([.M4])))" style:apply-style-name="cf1" style:base-cell-address="Data_Sheet.M4"/>
      <style:map style:condition="of:is-true-formula(AND(NOT(ISBLANK([.L4]));ISBLANK([.M4])))" style:apply-style-name="cf1" style:base-cell-address="Data_Sheet.M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  <style:map style:condition="of:is-true-formula(AND(NOT(ISBLANK([.L6]));ISBLANK([.M6])))" style:apply-style-name="cf1" style:base-cell-address="Data_Sheet.M6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  <style:map style:condition="of:is-true-formula(AND(NOT(ISBLANK([.M8]));ISBLANK([.L8])))" style:apply-style-name="cf1" style:base-cell-address="Data_Sheet.L8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  <style:map style:condition="of:is-true-formula(AND(NOT(ISBLANK([.M7]));ISBLANK([.L7])))" style:apply-style-name="cf1" style:base-cell-address="Data_Sheet.L7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1" style:base-cell-address="Data_Sheet.L9"/>
      <style:map style:condition="of:is-true-formula(AND(NOT(ISBLANK([.M9]));ISBLANK([.L9])))" style:apply-style-name="cf1" style:base-cell-address="Data_Sheet.L9"/>
      <style:map style:condition="of:is-true-formula(AND(NOT(ISBLANK([.M9]));ISBLANK([.L9])))" style:apply-style-name="cf1" style:base-cell-address="Data_Sheet.L9"/>
      <style:map style:condition="of:is-true-formula(AND(NOT(ISBLANK([.M9]));ISBLANK([.L9])))" style:apply-style-name="cf1" style:base-cell-address="Data_Sheet.L9"/>
      <style:map style:condition="of:is-true-formula(AND(NOT(ISBLANK([.M9]));ISBLANK([.L9])))" style:apply-style-name="cf1" style:base-cell-address="Data_Sheet.L9"/>
      <style:map style:condition="of:is-true-formula(AND(NOT(ISBLANK([.M9]));ISBLANK([.L9])))" style:apply-style-name="cf1" style:base-cell-address="Data_Sheet.L9"/>
      <style:map style:condition="of:is-true-formula(AND(NOT(ISBLANK([.M9]));ISBLANK([.L9])))" style:apply-style-name="cf1" style:base-cell-address="Data_Sheet.L9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N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  <style:map style:condition="of:is-true-formula(AND(NOT(ISBLANK([.L8]));ISBLANK([.M8])))" style:apply-style-name="cf1" style:base-cell-address="Data_Sheet.M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  <style:map style:condition="of:is-true-formula(AND(NOT(ISBLANK([.L7]));ISBLANK([.M7])))" style:apply-style-name="cf1" style:base-cell-address="Data_Sheet.M7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  <style:map style:condition="of:is-true-formula(AND(NOT(ISBLANK([.L9]));ISBLANK([.M9])))" style:apply-style-name="cf1" style:base-cell-address="Data_Sheet.M9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12]));ISBLANK([.L12])))" style:apply-style-name="cf1" style:base-cell-address="Data_Sheet.L12"/>
      <style:map style:condition="of:is-true-formula(AND(NOT(ISBLANK([.M12]));ISBLANK([.L12])))" style:apply-style-name="cf1" style:base-cell-address="Data_Sheet.L12"/>
      <style:map style:condition="of:is-true-formula(AND(NOT(ISBLANK([.M12]));ISBLANK([.L12])))" style:apply-style-name="cf1" style:base-cell-address="Data_Sheet.L12"/>
      <style:map style:condition="of:is-true-formula(AND(NOT(ISBLANK([.M12]));ISBLANK([.L12])))" style:apply-style-name="cf1" style:base-cell-address="Data_Sheet.L12"/>
      <style:map style:condition="of:is-true-formula(AND(NOT(ISBLANK([.M12]));ISBLANK([.L12])))" style:apply-style-name="cf1" style:base-cell-address="Data_Sheet.L12"/>
      <style:map style:condition="of:is-true-formula(AND(NOT(ISBLANK([.M12]));ISBLANK([.L12])))" style:apply-style-name="cf1" style:base-cell-address="Data_Sheet.L12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  <style:map style:condition="of:is-true-formula(AND(NOT(ISBLANK([.M10]));ISBLANK([.L10])))" style:apply-style-name="cf1" style:base-cell-address="Data_Sheet.L10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11]));ISBLANK([.L11])))" style:apply-style-name="cf1" style:base-cell-address="Data_Sheet.L11"/>
      <style:map style:condition="of:is-true-formula(AND(NOT(ISBLANK([.M11]));ISBLANK([.L11])))" style:apply-style-name="cf1" style:base-cell-address="Data_Sheet.L11"/>
      <style:map style:condition="of:is-true-formula(AND(NOT(ISBLANK([.M11]));ISBLANK([.L11])))" style:apply-style-name="cf1" style:base-cell-address="Data_Sheet.L11"/>
      <style:map style:condition="of:is-true-formula(AND(NOT(ISBLANK([.M11]));ISBLANK([.L11])))" style:apply-style-name="cf1" style:base-cell-address="Data_Sheet.L11"/>
      <style:map style:condition="of:is-true-formula(AND(NOT(ISBLANK([.M11]));ISBLANK([.L11])))" style:apply-style-name="cf1" style:base-cell-address="Data_Sheet.L11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11]));ISBLANK([.M11])))" style:apply-style-name="cf1" style:base-cell-address="Data_Sheet.M11"/>
      <style:map style:condition="of:is-true-formula(AND(NOT(ISBLANK([.L11]));ISBLANK([.M11])))" style:apply-style-name="cf1" style:base-cell-address="Data_Sheet.M11"/>
      <style:map style:condition="of:is-true-formula(AND(NOT(ISBLANK([.L11]));ISBLANK([.M11])))" style:apply-style-name="cf1" style:base-cell-address="Data_Sheet.M11"/>
      <style:map style:condition="of:is-true-formula(AND(NOT(ISBLANK([.L11]));ISBLANK([.M11])))" style:apply-style-name="cf1" style:base-cell-address="Data_Sheet.M11"/>
      <style:map style:condition="of:is-true-formula(AND(NOT(ISBLANK([.L11]));ISBLANK([.M11])))" style:apply-style-name="cf1" style:base-cell-address="Data_Sheet.M11"/>
      <style:map style:condition="of:is-true-formula(AND(NOT(ISBLANK([.L11]));ISBLANK([.M11])))" style:apply-style-name="cf1" style:base-cell-address="Data_Sheet.M11"/>
      <style:map style:condition="of:is-true-formula(AND(NOT(ISBLANK([.L11]));ISBLANK([.M11])))" style:apply-style-name="cf1" style:base-cell-address="Data_Sheet.M11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12]));ISBLANK([.M12])))" style:apply-style-name="cf1" style:base-cell-address="Data_Sheet.M12"/>
      <style:map style:condition="of:is-true-formula(AND(NOT(ISBLANK([.L12]));ISBLANK([.M12])))" style:apply-style-name="cf1" style:base-cell-address="Data_Sheet.M12"/>
      <style:map style:condition="of:is-true-formula(AND(NOT(ISBLANK([.L12]));ISBLANK([.M12])))" style:apply-style-name="cf1" style:base-cell-address="Data_Sheet.M12"/>
      <style:map style:condition="of:is-true-formula(AND(NOT(ISBLANK([.L12]));ISBLANK([.M12])))" style:apply-style-name="cf1" style:base-cell-address="Data_Sheet.M12"/>
      <style:map style:condition="of:is-true-formula(AND(NOT(ISBLANK([.L12]));ISBLANK([.M12])))" style:apply-style-name="cf1" style:base-cell-address="Data_Sheet.M12"/>
      <style:map style:condition="of:is-true-formula(AND(NOT(ISBLANK([.L12]));ISBLANK([.M12])))" style:apply-style-name="cf1" style:base-cell-address="Data_Sheet.M12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  <style:map style:condition="of:is-true-formula(AND(NOT(ISBLANK([.L10]));ISBLANK([.M10])))" style:apply-style-name="cf1" style:base-cell-address="Data_Sheet.M10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1" style:base-cell-address="Data_Sheet.F5"/>
      <style:map style:condition="of:is-true-formula(AND(NOT(ISBLANK([.G5]));ISBLANK([.F5])))" style:apply-style-name="cf1" style:base-cell-address="Data_Sheet.F5"/>
      <style:map style:condition="of:is-true-formula(AND(NOT(ISBLANK([.G5]));ISBLANK([.F5])))" style:apply-style-name="cf1" style:base-cell-address="Data_Sheet.F5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1" style:base-cell-address="Data_Sheet.F6"/>
      <style:map style:condition="of:is-true-formula(AND(NOT(ISBLANK([.G6]));ISBLANK([.F6])))" style:apply-style-name="cf1" style:base-cell-address="Data_Sheet.F6"/>
      <style:map style:condition="of:is-true-formula(AND(NOT(ISBLANK([.G6]));ISBLANK([.F6])))" style:apply-style-name="cf1" style:base-cell-address="Data_Sheet.F6"/>
      <style:map style:condition="of:is-true-formula(AND(NOT(ISBLANK([.G6]));ISBLANK([.F6])))" style:apply-style-name="cf1" style:base-cell-address="Data_Sheet.F6"/>
      <style:map style:condition="of:is-true-formula(AND(NOT(ISBLANK([.G6]));ISBLANK([.F6])))" style:apply-style-name="cf1" style:base-cell-address="Data_Sheet.F6"/>
      <style:map style:condition="of:is-true-formula(AND(NOT(ISBLANK([.G6]));ISBLANK([.F6])))" style:apply-style-name="cf1" style:base-cell-address="Data_Sheet.F6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Data_Sheet.F4"/>
      <style:map style:condition="of:is-true-formula(AND(NOT(ISBLANK([.G4]));ISBLANK([.F4])))" style:apply-style-name="cf1" style:base-cell-address="Data_Sheet.F4"/>
      <style:map style:condition="of:is-true-formula(AND(NOT(ISBLANK([.G4]));ISBLANK([.F4])))" style:apply-style-name="cf1" style:base-cell-address="Data_Sheet.F4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1" style:base-cell-address="Data_Sheet.G5"/>
      <style:map style:condition="of:is-true-formula(AND(NOT(ISBLANK([.F5]));ISBLANK([.G5])))" style:apply-style-name="cf1" style:base-cell-address="Data_Sheet.G5"/>
      <style:map style:condition="of:is-true-formula(AND(NOT(ISBLANK([.F5]));ISBLANK([.G5])))" style:apply-style-name="cf1" style:base-cell-address="Data_Sheet.G5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1" style:base-cell-address="Data_Sheet.G6"/>
      <style:map style:condition="of:is-true-formula(AND(NOT(ISBLANK([.F6]));ISBLANK([.G6])))" style:apply-style-name="cf1" style:base-cell-address="Data_Sheet.G6"/>
      <style:map style:condition="of:is-true-formula(AND(NOT(ISBLANK([.F6]));ISBLANK([.G6])))" style:apply-style-name="cf1" style:base-cell-address="Data_Sheet.G6"/>
      <style:map style:condition="of:is-true-formula(AND(NOT(ISBLANK([.F6]));ISBLANK([.G6])))" style:apply-style-name="cf1" style:base-cell-address="Data_Sheet.G6"/>
      <style:map style:condition="of:is-true-formula(AND(NOT(ISBLANK([.F6]));ISBLANK([.G6])))" style:apply-style-name="cf1" style:base-cell-address="Data_Sheet.G6"/>
      <style:map style:condition="of:is-true-formula(AND(NOT(ISBLANK([.F6]));ISBLANK([.G6])))" style:apply-style-name="cf1" style:base-cell-address="Data_Sheet.G6"/>
      <style:map style:condition="of:is-true-formula(AND(NOT(ISBLANK([.F6]));ISBLANK([.G6])))" style:apply-style-name="cf1" style:base-cell-address="Data_Sheet.G6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Data_Sheet.G4"/>
      <style:map style:condition="of:is-true-formula(AND(NOT(ISBLANK([.F4]));ISBLANK([.G4])))" style:apply-style-name="cf1" style:base-cell-address="Data_Sheet.G4"/>
      <style:map style:condition="of:is-true-formula(AND(NOT(ISBLANK([.F4]));ISBLANK([.G4])))" style:apply-style-name="cf1" style:base-cell-address="Data_Sheet.G4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1" style:base-cell-address="Data_Sheet.F9"/>
      <style:map style:condition="of:is-true-formula(AND(NOT(ISBLANK([.G9]));ISBLANK([.F9])))" style:apply-style-name="cf1" style:base-cell-address="Data_Sheet.F9"/>
      <style:map style:condition="of:is-true-formula(AND(NOT(ISBLANK([.G9]));ISBLANK([.F9])))" style:apply-style-name="cf1" style:base-cell-address="Data_Sheet.F9"/>
      <style:map style:condition="of:is-true-formula(AND(NOT(ISBLANK([.G9]));ISBLANK([.F9])))" style:apply-style-name="cf1" style:base-cell-address="Data_Sheet.F9"/>
      <style:map style:condition="of:is-true-formula(AND(NOT(ISBLANK([.G9]));ISBLANK([.F9])))" style:apply-style-name="cf1" style:base-cell-address="Data_Sheet.F9"/>
      <style:map style:condition="of:is-true-formula(AND(NOT(ISBLANK([.G9]));ISBLANK([.F9])))" style:apply-style-name="cf1" style:base-cell-address="Data_Sheet.F9"/>
      <style:map style:condition="of:is-true-formula(AND(NOT(ISBLANK([.G9]));ISBLANK([.F9])))" style:apply-style-name="cf1" style:base-cell-address="Data_Sheet.F9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  <style:map style:condition="of:is-true-formula(AND(NOT(ISBLANK([.G8]));ISBLANK([.F8])))" style:apply-style-name="cf1" style:base-cell-address="Data_Sheet.F8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  <style:map style:condition="of:is-true-formula(AND(NOT(ISBLANK([.G7]));ISBLANK([.F7])))" style:apply-style-name="cf1" style:base-cell-address="Data_Sheet.F7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H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  <style:map style:condition="of:is-true-formula(AND(NOT(ISBLANK([.F8]));ISBLANK([.G8])))" style:apply-style-name="cf1" style:base-cell-address="Data_Sheet.G8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  <style:map style:condition="of:is-true-formula(AND(NOT(ISBLANK([.F9]));ISBLANK([.G9])))" style:apply-style-name="cf1" style:base-cell-address="Data_Sheet.G9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  <style:map style:condition="of:is-true-formula(AND(NOT(ISBLANK([.F7]));ISBLANK([.G7])))" style:apply-style-name="cf1" style:base-cell-address="Data_Sheet.G7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12]));ISBLANK([.F12])))" style:apply-style-name="cf1" style:base-cell-address="Data_Sheet.F12"/>
      <style:map style:condition="of:is-true-formula(AND(NOT(ISBLANK([.G12]));ISBLANK([.F12])))" style:apply-style-name="cf1" style:base-cell-address="Data_Sheet.F12"/>
      <style:map style:condition="of:is-true-formula(AND(NOT(ISBLANK([.G12]));ISBLANK([.F12])))" style:apply-style-name="cf1" style:base-cell-address="Data_Sheet.F12"/>
      <style:map style:condition="of:is-true-formula(AND(NOT(ISBLANK([.G12]));ISBLANK([.F12])))" style:apply-style-name="cf1" style:base-cell-address="Data_Sheet.F12"/>
      <style:map style:condition="of:is-true-formula(AND(NOT(ISBLANK([.G12]));ISBLANK([.F12])))" style:apply-style-name="cf1" style:base-cell-address="Data_Sheet.F12"/>
      <style:map style:condition="of:is-true-formula(AND(NOT(ISBLANK([.G12]));ISBLANK([.F12])))" style:apply-style-name="cf1" style:base-cell-address="Data_Sheet.F12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  <style:map style:condition="of:is-true-formula(AND(NOT(ISBLANK([.G10]));ISBLANK([.F10])))" style:apply-style-name="cf1" style:base-cell-address="Data_Sheet.F10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11]));ISBLANK([.F11])))" style:apply-style-name="cf1" style:base-cell-address="Data_Sheet.F11"/>
      <style:map style:condition="of:is-true-formula(AND(NOT(ISBLANK([.G11]));ISBLANK([.F11])))" style:apply-style-name="cf1" style:base-cell-address="Data_Sheet.F11"/>
      <style:map style:condition="of:is-true-formula(AND(NOT(ISBLANK([.G11]));ISBLANK([.F11])))" style:apply-style-name="cf1" style:base-cell-address="Data_Sheet.F11"/>
      <style:map style:condition="of:is-true-formula(AND(NOT(ISBLANK([.G11]));ISBLANK([.F11])))" style:apply-style-name="cf1" style:base-cell-address="Data_Sheet.F11"/>
      <style:map style:condition="of:is-true-formula(AND(NOT(ISBLANK([.G11]));ISBLANK([.F11])))" style:apply-style-name="cf1" style:base-cell-address="Data_Sheet.F11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11]));ISBLANK([.G11])))" style:apply-style-name="cf1" style:base-cell-address="Data_Sheet.G11"/>
      <style:map style:condition="of:is-true-formula(AND(NOT(ISBLANK([.F11]));ISBLANK([.G11])))" style:apply-style-name="cf1" style:base-cell-address="Data_Sheet.G11"/>
      <style:map style:condition="of:is-true-formula(AND(NOT(ISBLANK([.F11]));ISBLANK([.G11])))" style:apply-style-name="cf1" style:base-cell-address="Data_Sheet.G11"/>
      <style:map style:condition="of:is-true-formula(AND(NOT(ISBLANK([.F11]));ISBLANK([.G11])))" style:apply-style-name="cf1" style:base-cell-address="Data_Sheet.G11"/>
      <style:map style:condition="of:is-true-formula(AND(NOT(ISBLANK([.F11]));ISBLANK([.G11])))" style:apply-style-name="cf1" style:base-cell-address="Data_Sheet.G11"/>
      <style:map style:condition="of:is-true-formula(AND(NOT(ISBLANK([.F11]));ISBLANK([.G11])))" style:apply-style-name="cf1" style:base-cell-address="Data_Sheet.G11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12]));ISBLANK([.G12])))" style:apply-style-name="cf1" style:base-cell-address="Data_Sheet.G12"/>
      <style:map style:condition="of:is-true-formula(AND(NOT(ISBLANK([.F12]));ISBLANK([.G12])))" style:apply-style-name="cf1" style:base-cell-address="Data_Sheet.G12"/>
      <style:map style:condition="of:is-true-formula(AND(NOT(ISBLANK([.F12]));ISBLANK([.G12])))" style:apply-style-name="cf1" style:base-cell-address="Data_Sheet.G12"/>
      <style:map style:condition="of:is-true-formula(AND(NOT(ISBLANK([.F12]));ISBLANK([.G12])))" style:apply-style-name="cf1" style:base-cell-address="Data_Sheet.G12"/>
      <style:map style:condition="of:is-true-formula(AND(NOT(ISBLANK([.F12]));ISBLANK([.G12])))" style:apply-style-name="cf1" style:base-cell-address="Data_Sheet.G12"/>
      <style:map style:condition="of:is-true-formula(AND(NOT(ISBLANK([.F12]));ISBLANK([.G12])))" style:apply-style-name="cf1" style:base-cell-address="Data_Sheet.G12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  <style:map style:condition="of:is-true-formula(AND(NOT(ISBLANK([.F10]));ISBLANK([.G10])))" style:apply-style-name="cf1" style:base-cell-address="Data_Sheet.G10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1" style:base-cell-address="Data_Sheet.H5"/>
      <style:map style:condition="of:is-true-formula(AND(NOT(ISBLANK([.I5]));ISBLANK([.H5])))" style:apply-style-name="cf1" style:base-cell-address="Data_Sheet.H5"/>
      <style:map style:condition="of:is-true-formula(AND(NOT(ISBLANK([.I5]));ISBLANK([.H5])))" style:apply-style-name="cf1" style:base-cell-address="Data_Sheet.H5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Data_Sheet.H4"/>
      <style:map style:condition="of:is-true-formula(AND(NOT(ISBLANK([.I4]));ISBLANK([.H4])))" style:apply-style-name="cf1" style:base-cell-address="Data_Sheet.H4"/>
      <style:map style:condition="of:is-true-formula(AND(NOT(ISBLANK([.I4]));ISBLANK([.H4])))" style:apply-style-name="cf1" style:base-cell-address="Data_Sheet.H4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1" style:base-cell-address="Data_Sheet.H6"/>
      <style:map style:condition="of:is-true-formula(AND(NOT(ISBLANK([.I6]));ISBLANK([.H6])))" style:apply-style-name="cf1" style:base-cell-address="Data_Sheet.H6"/>
      <style:map style:condition="of:is-true-formula(AND(NOT(ISBLANK([.I6]));ISBLANK([.H6])))" style:apply-style-name="cf1" style:base-cell-address="Data_Sheet.H6"/>
      <style:map style:condition="of:is-true-formula(AND(NOT(ISBLANK([.I6]));ISBLANK([.H6])))" style:apply-style-name="cf1" style:base-cell-address="Data_Sheet.H6"/>
      <style:map style:condition="of:is-true-formula(AND(NOT(ISBLANK([.I6]));ISBLANK([.H6])))" style:apply-style-name="cf1" style:base-cell-address="Data_Sheet.H6"/>
      <style:map style:condition="of:is-true-formula(AND(NOT(ISBLANK([.I6]));ISBLANK([.H6])))" style:apply-style-name="cf1" style:base-cell-address="Data_Sheet.H6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1" style:base-cell-address="Data_Sheet.I5"/>
      <style:map style:condition="of:is-true-formula(AND(NOT(ISBLANK([.H5]));ISBLANK([.I5])))" style:apply-style-name="cf1" style:base-cell-address="Data_Sheet.I5"/>
      <style:map style:condition="of:is-true-formula(AND(NOT(ISBLANK([.H5]));ISBLANK([.I5])))" style:apply-style-name="cf1" style:base-cell-address="Data_Sheet.I5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Data_Sheet.I4"/>
      <style:map style:condition="of:is-true-formula(AND(NOT(ISBLANK([.H4]));ISBLANK([.I4])))" style:apply-style-name="cf1" style:base-cell-address="Data_Sheet.I4"/>
      <style:map style:condition="of:is-true-formula(AND(NOT(ISBLANK([.H4]));ISBLANK([.I4])))" style:apply-style-name="cf1" style:base-cell-address="Data_Sheet.I4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  <style:map style:condition="of:is-true-formula(AND(NOT(ISBLANK([.H6]));ISBLANK([.I6])))" style:apply-style-name="cf1" style:base-cell-address="Data_Sheet.I6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  <style:map style:condition="of:is-true-formula(AND(NOT(ISBLANK([.I8]));ISBLANK([.H8])))" style:apply-style-name="cf1" style:base-cell-address="Data_Sheet.H8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  <style:map style:condition="of:is-true-formula(AND(NOT(ISBLANK([.I7]));ISBLANK([.H7])))" style:apply-style-name="cf1" style:base-cell-address="Data_Sheet.H7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1" style:base-cell-address="Data_Sheet.H9"/>
      <style:map style:condition="of:is-true-formula(AND(NOT(ISBLANK([.I9]));ISBLANK([.H9])))" style:apply-style-name="cf1" style:base-cell-address="Data_Sheet.H9"/>
      <style:map style:condition="of:is-true-formula(AND(NOT(ISBLANK([.I9]));ISBLANK([.H9])))" style:apply-style-name="cf1" style:base-cell-address="Data_Sheet.H9"/>
      <style:map style:condition="of:is-true-formula(AND(NOT(ISBLANK([.I9]));ISBLANK([.H9])))" style:apply-style-name="cf1" style:base-cell-address="Data_Sheet.H9"/>
      <style:map style:condition="of:is-true-formula(AND(NOT(ISBLANK([.I9]));ISBLANK([.H9])))" style:apply-style-name="cf1" style:base-cell-address="Data_Sheet.H9"/>
      <style:map style:condition="of:is-true-formula(AND(NOT(ISBLANK([.I9]));ISBLANK([.H9])))" style:apply-style-name="cf1" style:base-cell-address="Data_Sheet.H9"/>
      <style:map style:condition="of:is-true-formula(AND(NOT(ISBLANK([.I9]));ISBLANK([.H9])))" style:apply-style-name="cf1" style:base-cell-address="Data_Sheet.H9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J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  <style:map style:condition="of:is-true-formula(AND(NOT(ISBLANK([.H8]));ISBLANK([.I8])))" style:apply-style-name="cf1" style:base-cell-address="Data_Sheet.I8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  <style:map style:condition="of:is-true-formula(AND(NOT(ISBLANK([.H7]));ISBLANK([.I7])))" style:apply-style-name="cf1" style:base-cell-address="Data_Sheet.I7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  <style:map style:condition="of:is-true-formula(AND(NOT(ISBLANK([.H9]));ISBLANK([.I9])))" style:apply-style-name="cf1" style:base-cell-address="Data_Sheet.I9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12]));ISBLANK([.H12])))" style:apply-style-name="cf1" style:base-cell-address="Data_Sheet.H12"/>
      <style:map style:condition="of:is-true-formula(AND(NOT(ISBLANK([.I12]));ISBLANK([.H12])))" style:apply-style-name="cf1" style:base-cell-address="Data_Sheet.H12"/>
      <style:map style:condition="of:is-true-formula(AND(NOT(ISBLANK([.I12]));ISBLANK([.H12])))" style:apply-style-name="cf1" style:base-cell-address="Data_Sheet.H12"/>
      <style:map style:condition="of:is-true-formula(AND(NOT(ISBLANK([.I12]));ISBLANK([.H12])))" style:apply-style-name="cf1" style:base-cell-address="Data_Sheet.H12"/>
      <style:map style:condition="of:is-true-formula(AND(NOT(ISBLANK([.I12]));ISBLANK([.H12])))" style:apply-style-name="cf1" style:base-cell-address="Data_Sheet.H12"/>
      <style:map style:condition="of:is-true-formula(AND(NOT(ISBLANK([.I12]));ISBLANK([.H12])))" style:apply-style-name="cf1" style:base-cell-address="Data_Sheet.H12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  <style:map style:condition="of:is-true-formula(AND(NOT(ISBLANK([.I10]));ISBLANK([.H10])))" style:apply-style-name="cf1" style:base-cell-address="Data_Sheet.H10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11]));ISBLANK([.H11])))" style:apply-style-name="cf1" style:base-cell-address="Data_Sheet.H11"/>
      <style:map style:condition="of:is-true-formula(AND(NOT(ISBLANK([.I11]));ISBLANK([.H11])))" style:apply-style-name="cf1" style:base-cell-address="Data_Sheet.H11"/>
      <style:map style:condition="of:is-true-formula(AND(NOT(ISBLANK([.I11]));ISBLANK([.H11])))" style:apply-style-name="cf1" style:base-cell-address="Data_Sheet.H11"/>
      <style:map style:condition="of:is-true-formula(AND(NOT(ISBLANK([.I11]));ISBLANK([.H11])))" style:apply-style-name="cf1" style:base-cell-address="Data_Sheet.H11"/>
      <style:map style:condition="of:is-true-formula(AND(NOT(ISBLANK([.I11]));ISBLANK([.H11])))" style:apply-style-name="cf1" style:base-cell-address="Data_Sheet.H11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11]));ISBLANK([.I11])))" style:apply-style-name="cf1" style:base-cell-address="Data_Sheet.I11"/>
      <style:map style:condition="of:is-true-formula(AND(NOT(ISBLANK([.H11]));ISBLANK([.I11])))" style:apply-style-name="cf1" style:base-cell-address="Data_Sheet.I11"/>
      <style:map style:condition="of:is-true-formula(AND(NOT(ISBLANK([.H11]));ISBLANK([.I11])))" style:apply-style-name="cf1" style:base-cell-address="Data_Sheet.I11"/>
      <style:map style:condition="of:is-true-formula(AND(NOT(ISBLANK([.H11]));ISBLANK([.I11])))" style:apply-style-name="cf1" style:base-cell-address="Data_Sheet.I11"/>
      <style:map style:condition="of:is-true-formula(AND(NOT(ISBLANK([.H11]));ISBLANK([.I11])))" style:apply-style-name="cf1" style:base-cell-address="Data_Sheet.I11"/>
      <style:map style:condition="of:is-true-formula(AND(NOT(ISBLANK([.H11]));ISBLANK([.I11])))" style:apply-style-name="cf1" style:base-cell-address="Data_Sheet.I11"/>
      <style:map style:condition="of:is-true-formula(AND(NOT(ISBLANK([.H11]));ISBLANK([.I11])))" style:apply-style-name="cf1" style:base-cell-address="Data_Sheet.I11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12]));ISBLANK([.I12])))" style:apply-style-name="cf1" style:base-cell-address="Data_Sheet.I12"/>
      <style:map style:condition="of:is-true-formula(AND(NOT(ISBLANK([.H12]));ISBLANK([.I12])))" style:apply-style-name="cf1" style:base-cell-address="Data_Sheet.I12"/>
      <style:map style:condition="of:is-true-formula(AND(NOT(ISBLANK([.H12]));ISBLANK([.I12])))" style:apply-style-name="cf1" style:base-cell-address="Data_Sheet.I12"/>
      <style:map style:condition="of:is-true-formula(AND(NOT(ISBLANK([.H12]));ISBLANK([.I12])))" style:apply-style-name="cf1" style:base-cell-address="Data_Sheet.I12"/>
      <style:map style:condition="of:is-true-formula(AND(NOT(ISBLANK([.H12]));ISBLANK([.I12])))" style:apply-style-name="cf1" style:base-cell-address="Data_Sheet.I12"/>
      <style:map style:condition="of:is-true-formula(AND(NOT(ISBLANK([.H12]));ISBLANK([.I12])))" style:apply-style-name="cf1" style:base-cell-address="Data_Sheet.I12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  <style:map style:condition="of:is-true-formula(AND(NOT(ISBLANK([.H10]));ISBLANK([.I10])))" style:apply-style-name="cf1" style:base-cell-address="Data_Sheet.I10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  <style:map style:condition="of:is-true-formula(AND(NOT(ISBLANK([.O7]));ISBLANK([.N7])))" style:apply-style-name="cf1" style:base-cell-address="Data_Sheet.N7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  <style:map style:condition="of:is-true-formula(AND(NOT(ISBLANK([.O8]));ISBLANK([.N8])))" style:apply-style-name="cf1" style:base-cell-address="Data_Sheet.N8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1" style:base-cell-address="Data_Sheet.N9"/>
      <style:map style:condition="of:is-true-formula(AND(NOT(ISBLANK([.O9]));ISBLANK([.N9])))" style:apply-style-name="cf1" style:base-cell-address="Data_Sheet.N9"/>
      <style:map style:condition="of:is-true-formula(AND(NOT(ISBLANK([.O9]));ISBLANK([.N9])))" style:apply-style-name="cf1" style:base-cell-address="Data_Sheet.N9"/>
      <style:map style:condition="of:is-true-formula(AND(NOT(ISBLANK([.O9]));ISBLANK([.N9])))" style:apply-style-name="cf1" style:base-cell-address="Data_Sheet.N9"/>
      <style:map style:condition="of:is-true-formula(AND(NOT(ISBLANK([.O9]));ISBLANK([.N9])))" style:apply-style-name="cf1" style:base-cell-address="Data_Sheet.N9"/>
      <style:map style:condition="of:is-true-formula(AND(NOT(ISBLANK([.O9]));ISBLANK([.N9])))" style:apply-style-name="cf1" style:base-cell-address="Data_Sheet.N9"/>
      <style:map style:condition="of:is-true-formula(AND(NOT(ISBLANK([.O9]));ISBLANK([.N9])))" style:apply-style-name="cf1" style:base-cell-address="Data_Sheet.N9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  <style:map style:condition="of:is-true-formula(AND(NOT(ISBLANK([.N9]));ISBLANK([.O9])))" style:apply-style-name="cf1" style:base-cell-address="Data_Sheet.O9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  <style:map style:condition="of:is-true-formula(AND(NOT(ISBLANK([.N7]));ISBLANK([.O7])))" style:apply-style-name="cf1" style:base-cell-address="Data_Sheet.O7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P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  <style:map style:condition="of:is-true-formula(AND(NOT(ISBLANK([.N8]));ISBLANK([.O8])))" style:apply-style-name="cf1" style:base-cell-address="Data_Sheet.O8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  <style:map style:condition="of:is-true-formula(AND(NOT(ISBLANK([.O10]));ISBLANK([.N10])))" style:apply-style-name="cf1" style:base-cell-address="Data_Sheet.N10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11]));ISBLANK([.N11])))" style:apply-style-name="cf1" style:base-cell-address="Data_Sheet.N11"/>
      <style:map style:condition="of:is-true-formula(AND(NOT(ISBLANK([.O11]));ISBLANK([.N11])))" style:apply-style-name="cf1" style:base-cell-address="Data_Sheet.N11"/>
      <style:map style:condition="of:is-true-formula(AND(NOT(ISBLANK([.O11]));ISBLANK([.N11])))" style:apply-style-name="cf1" style:base-cell-address="Data_Sheet.N11"/>
      <style:map style:condition="of:is-true-formula(AND(NOT(ISBLANK([.O11]));ISBLANK([.N11])))" style:apply-style-name="cf1" style:base-cell-address="Data_Sheet.N11"/>
      <style:map style:condition="of:is-true-formula(AND(NOT(ISBLANK([.O11]));ISBLANK([.N11])))" style:apply-style-name="cf1" style:base-cell-address="Data_Sheet.N11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  <style:map style:condition="of:is-true-formula(AND(NOT(ISBLANK([.N10]));ISBLANK([.O10])))" style:apply-style-name="cf1" style:base-cell-address="Data_Sheet.O10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12]));ISBLANK([.O12])))" style:apply-style-name="cf1" style:base-cell-address="Data_Sheet.O12"/>
      <style:map style:condition="of:is-true-formula(AND(NOT(ISBLANK([.N12]));ISBLANK([.O12])))" style:apply-style-name="cf1" style:base-cell-address="Data_Sheet.O12"/>
      <style:map style:condition="of:is-true-formula(AND(NOT(ISBLANK([.N12]));ISBLANK([.O12])))" style:apply-style-name="cf1" style:base-cell-address="Data_Sheet.O12"/>
      <style:map style:condition="of:is-true-formula(AND(NOT(ISBLANK([.N12]));ISBLANK([.O12])))" style:apply-style-name="cf1" style:base-cell-address="Data_Sheet.O12"/>
      <style:map style:condition="of:is-true-formula(AND(NOT(ISBLANK([.N12]));ISBLANK([.O12])))" style:apply-style-name="cf1" style:base-cell-address="Data_Sheet.O12"/>
      <style:map style:condition="of:is-true-formula(AND(NOT(ISBLANK([.N12]));ISBLANK([.O12])))" style:apply-style-name="cf1" style:base-cell-address="Data_Sheet.O12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11]));ISBLANK([.O11])))" style:apply-style-name="cf1" style:base-cell-address="Data_Sheet.O11"/>
      <style:map style:condition="of:is-true-formula(AND(NOT(ISBLANK([.N11]));ISBLANK([.O11])))" style:apply-style-name="cf1" style:base-cell-address="Data_Sheet.O11"/>
      <style:map style:condition="of:is-true-formula(AND(NOT(ISBLANK([.N11]));ISBLANK([.O11])))" style:apply-style-name="cf1" style:base-cell-address="Data_Sheet.O11"/>
      <style:map style:condition="of:is-true-formula(AND(NOT(ISBLANK([.N11]));ISBLANK([.O11])))" style:apply-style-name="cf1" style:base-cell-address="Data_Sheet.O11"/>
      <style:map style:condition="of:is-true-formula(AND(NOT(ISBLANK([.N11]));ISBLANK([.O11])))" style:apply-style-name="cf1" style:base-cell-address="Data_Sheet.O11"/>
      <style:map style:condition="of:is-true-formula(AND(NOT(ISBLANK([.N11]));ISBLANK([.O11])))" style:apply-style-name="cf1" style:base-cell-address="Data_Sheet.O11"/>
      <style:map style:condition="of:is-true-formula(AND(NOT(ISBLANK([.N11]));ISBLANK([.O11])))" style:apply-style-name="cf1" style:base-cell-address="Data_Sheet.O11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12]));ISBLANK([.N12])))" style:apply-style-name="cf1" style:base-cell-address="Data_Sheet.N12"/>
      <style:map style:condition="of:is-true-formula(AND(NOT(ISBLANK([.O12]));ISBLANK([.N12])))" style:apply-style-name="cf1" style:base-cell-address="Data_Sheet.N12"/>
      <style:map style:condition="of:is-true-formula(AND(NOT(ISBLANK([.O12]));ISBLANK([.N12])))" style:apply-style-name="cf1" style:base-cell-address="Data_Sheet.N12"/>
      <style:map style:condition="of:is-true-formula(AND(NOT(ISBLANK([.O12]));ISBLANK([.N12])))" style:apply-style-name="cf1" style:base-cell-address="Data_Sheet.N12"/>
      <style:map style:condition="of:is-true-formula(AND(NOT(ISBLANK([.O12]));ISBLANK([.N12])))" style:apply-style-name="cf1" style:base-cell-address="Data_Sheet.N12"/>
      <style:map style:condition="of:is-true-formula(AND(NOT(ISBLANK([.O12]));ISBLANK([.N12])))" style:apply-style-name="cf1" style:base-cell-address="Data_Sheet.N12"/>
    </style:style>
    <style:style style:name="ce13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10]));ISBLANK([.Q10])))" style:apply-style-name="cf1" style:base-cell-address="Data_Sheet.Q10"/>
      <style:map style:condition="of:is-true-formula(AND(NOT(ISBLANK([.P10]));ISBLANK([.Q10])))" style:apply-style-name="cf1" style:base-cell-address="Data_Sheet.Q10"/>
      <style:map style:condition="of:is-true-formula(AND(NOT(ISBLANK([.P10]));ISBLANK([.Q10])))" style:apply-style-name="cf1" style:base-cell-address="Data_Sheet.Q10"/>
    </style:style>
    <style:style style:name="ce13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11]));ISBLANK([.Q11])))" style:apply-style-name="cf1" style:base-cell-address="Data_Sheet.Q11"/>
      <style:map style:condition="of:is-true-formula(AND(NOT(ISBLANK([.P11]));ISBLANK([.Q11])))" style:apply-style-name="cf1" style:base-cell-address="Data_Sheet.Q11"/>
      <style:map style:condition="of:is-true-formula(AND(NOT(ISBLANK([.P11]));ISBLANK([.Q11])))" style:apply-style-name="cf1" style:base-cell-address="Data_Sheet.Q11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  <style:map style:condition="of:is-true-formula(AND(NOT(ISBLANK([.O5]));ISBLANK([.N5])))" style:apply-style-name="cf1" style:base-cell-address="Data_Sheet.N5"/>
      <style:map style:condition="of:is-true-formula(AND(NOT(ISBLANK([.O5]));ISBLANK([.N5])))" style:apply-style-name="cf1" style:base-cell-address="Data_Sheet.N5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  <style:map style:condition="of:is-true-formula(AND(NOT(ISBLANK([.O4]));ISBLANK([.N4])))" style:apply-style-name="cf1" style:base-cell-address="Data_Sheet.N4"/>
      <style:map style:condition="of:is-true-formula(AND(NOT(ISBLANK([.O4]));ISBLANK([.N4])))" style:apply-style-name="cf1" style:base-cell-address="Data_Sheet.N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1" style:base-cell-address="Data_Sheet.N6"/>
      <style:map style:condition="of:is-true-formula(AND(NOT(ISBLANK([.O6]));ISBLANK([.N6])))" style:apply-style-name="cf1" style:base-cell-address="Data_Sheet.N6"/>
      <style:map style:condition="of:is-true-formula(AND(NOT(ISBLANK([.O6]));ISBLANK([.N6])))" style:apply-style-name="cf1" style:base-cell-address="Data_Sheet.N6"/>
      <style:map style:condition="of:is-true-formula(AND(NOT(ISBLANK([.O6]));ISBLANK([.N6])))" style:apply-style-name="cf1" style:base-cell-address="Data_Sheet.N6"/>
      <style:map style:condition="of:is-true-formula(AND(NOT(ISBLANK([.O6]));ISBLANK([.N6])))" style:apply-style-name="cf1" style:base-cell-address="Data_Sheet.N6"/>
      <style:map style:condition="of:is-true-formula(AND(NOT(ISBLANK([.O6]));ISBLANK([.N6])))" style:apply-style-name="cf1" style:base-cell-address="Data_Sheet.N6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O4])))" style:apply-style-name="cf1" style:base-cell-address="Data_Sheet.O4"/>
      <style:map style:condition="of:is-true-formula(AND(NOT(ISBLANK([.N4]));ISBLANK([.O4])))" style:apply-style-name="cf1" style:base-cell-address="Data_Sheet.O4"/>
      <style:map style:condition="of:is-true-formula(AND(NOT(ISBLANK([.N4]));ISBLANK([.O4])))" style:apply-style-name="cf1" style:base-cell-address="Data_Sheet.O4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  <style:map style:condition="of:is-true-formula(AND(NOT(ISBLANK([.N5]));ISBLANK([.O5])))" style:apply-style-name="cf1" style:base-cell-address="Data_Sheet.O5"/>
      <style:map style:condition="of:is-true-formula(AND(NOT(ISBLANK([.N5]));ISBLANK([.O5])))" style:apply-style-name="cf1" style:base-cell-address="Data_Sheet.O5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  <style:map style:condition="of:is-true-formula(AND(NOT(ISBLANK([.N6]));ISBLANK([.O6])))" style:apply-style-name="cf1" style:base-cell-address="Data_Sheet.O6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  <style:map style:condition="of:is-true-formula(AND(NOT(ISBLANK([.S4]));ISBLANK([.R4])))" style:apply-style-name="cf1" style:base-cell-address="Data_Sheet.R4"/>
      <style:map style:condition="of:is-true-formula(AND(NOT(ISBLANK([.S4]));ISBLANK([.R4])))" style:apply-style-name="cf1" style:base-cell-address="Data_Sheet.R4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5]));ISBLANK([.Q5])))" style:apply-style-name="cf1" style:base-cell-address="Data_Sheet.Q5"/>
    </style:style>
    <style:style style:name="ce14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6]));ISBLANK([.Q6])))" style:apply-style-name="cf1" style:base-cell-address="Data_Sheet.Q6"/>
      <style:map style:condition="of:is-true-formula(AND(NOT(ISBLANK([.P6]));ISBLANK([.Q6])))" style:apply-style-name="cf1" style:base-cell-address="Data_Sheet.Q6"/>
      <style:map style:condition="of:is-true-formula(AND(NOT(ISBLANK([.P6]));ISBLANK([.Q6])))" style:apply-style-name="cf1" style:base-cell-address="Data_Sheet.Q6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  <style:map style:condition="of:is-true-formula(AND(NOT(ISBLANK([.R4]));ISBLANK([.S4])))" style:apply-style-name="cf1" style:base-cell-address="Data_Sheet.S4"/>
      <style:map style:condition="of:is-true-formula(AND(NOT(ISBLANK([.R4]));ISBLANK([.S4])))" style:apply-style-name="cf1" style:base-cell-address="Data_Sheet.S4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  <style:map style:condition="of:is-true-formula(AND(NOT(ISBLANK([.P4]));ISBLANK([.Q4])))" style:apply-style-name="cf1" style:base-cell-address="Data_Sheet.Q4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  <style:map style:condition="of:is-true-formula(AND(NOT(ISBLANK([.U5]));ISBLANK([.T5])))" style:apply-style-name="cf1" style:base-cell-address="Data_Sheet.T5"/>
      <style:map style:condition="of:is-true-formula(AND(NOT(ISBLANK([.U5]));ISBLANK([.T5])))" style:apply-style-name="cf1" style:base-cell-address="Data_Sheet.T5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1" style:base-cell-address="Data_Sheet.P4"/>
      <style:map style:condition="of:is-true-formula(AND(NOT(ISBLANK([.Q4]));ISBLANK([.P4])))" style:apply-style-name="cf1" style:base-cell-address="Data_Sheet.P4"/>
      <style:map style:condition="of:is-true-formula(AND(NOT(ISBLANK([.Q4]));ISBLANK([.P4])))" style:apply-style-name="cf1" style:base-cell-address="Data_Sheet.P4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  <style:map style:condition="of:is-true-formula(AND(NOT(ISBLANK([.U4]));ISBLANK([.T4])))" style:apply-style-name="cf1" style:base-cell-address="Data_Sheet.T4"/>
      <style:map style:condition="of:is-true-formula(AND(NOT(ISBLANK([.U4]));ISBLANK([.T4])))" style:apply-style-name="cf1" style:base-cell-address="Data_Sheet.T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1" style:base-cell-address="Data_Sheet.T6"/>
      <style:map style:condition="of:is-true-formula(AND(NOT(ISBLANK([.U6]));ISBLANK([.T6])))" style:apply-style-name="cf1" style:base-cell-address="Data_Sheet.T6"/>
      <style:map style:condition="of:is-true-formula(AND(NOT(ISBLANK([.U6]));ISBLANK([.T6])))" style:apply-style-name="cf1" style:base-cell-address="Data_Sheet.T6"/>
      <style:map style:condition="of:is-true-formula(AND(NOT(ISBLANK([.U6]));ISBLANK([.T6])))" style:apply-style-name="cf1" style:base-cell-address="Data_Sheet.T6"/>
      <style:map style:condition="of:is-true-formula(AND(NOT(ISBLANK([.U6]));ISBLANK([.T6])))" style:apply-style-name="cf1" style:base-cell-address="Data_Sheet.T6"/>
    </style:style>
    <style:style style:name="ce15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1" style:base-cell-address="Data_Sheet.P4"/>
    </style:style>
    <style:style style:name="ce15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7]));ISBLANK([.Q7])))" style:apply-style-name="cf1" style:base-cell-address="Data_Sheet.Q7"/>
      <style:map style:condition="of:is-true-formula(AND(NOT(ISBLANK([.P7]));ISBLANK([.Q7])))" style:apply-style-name="cf1" style:base-cell-address="Data_Sheet.Q7"/>
      <style:map style:condition="of:is-true-formula(AND(NOT(ISBLANK([.P7]));ISBLANK([.Q7])))" style:apply-style-name="cf1" style:base-cell-address="Data_Sheet.Q7"/>
      <style:map style:condition="of:is-true-formula(AND(NOT(ISBLANK([.P7]));ISBLANK([.Q7])))" style:apply-style-name="cf1" style:base-cell-address="Data_Sheet.Q7"/>
      <style:map style:condition="of:is-true-formula(AND(NOT(ISBLANK([.P7]));ISBLANK([.Q7])))" style:apply-style-name="cf1" style:base-cell-address="Data_Sheet.Q7"/>
      <style:map style:condition="of:is-true-formula(AND(NOT(ISBLANK([.P7]));ISBLANK([.Q7])))" style:apply-style-name="cf1" style:base-cell-address="Data_Sheet.Q7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  <style:map style:condition="of:is-true-formula(AND(NOT(ISBLANK([.S7]));ISBLANK([.R7])))" style:apply-style-name="cf1" style:base-cell-address="Data_Sheet.R7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1" style:base-cell-address="Data_Sheet.R6"/>
      <style:map style:condition="of:is-true-formula(AND(NOT(ISBLANK([.S6]));ISBLANK([.R6])))" style:apply-style-name="cf1" style:base-cell-address="Data_Sheet.R6"/>
      <style:map style:condition="of:is-true-formula(AND(NOT(ISBLANK([.S6]));ISBLANK([.R6])))" style:apply-style-name="cf1" style:base-cell-address="Data_Sheet.R6"/>
      <style:map style:condition="of:is-true-formula(AND(NOT(ISBLANK([.S6]));ISBLANK([.R6])))" style:apply-style-name="cf1" style:base-cell-address="Data_Sheet.R6"/>
      <style:map style:condition="of:is-true-formula(AND(NOT(ISBLANK([.S6]));ISBLANK([.R6])))" style:apply-style-name="cf1" style:base-cell-address="Data_Sheet.R6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10]));ISBLANK([.R10])))" style:apply-style-name="cf1" style:base-cell-address="Data_Sheet.R10"/>
      <style:map style:condition="of:is-true-formula(AND(NOT(ISBLANK([.S10]));ISBLANK([.R10])))" style:apply-style-name="cf1" style:base-cell-address="Data_Sheet.R10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  <style:map style:condition="of:is-true-formula(AND(NOT(ISBLANK([.S5]));ISBLANK([.R5])))" style:apply-style-name="cf1" style:base-cell-address="Data_Sheet.R5"/>
      <style:map style:condition="of:is-true-formula(AND(NOT(ISBLANK([.S5]));ISBLANK([.R5])))" style:apply-style-name="cf1" style:base-cell-address="Data_Sheet.R5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  <style:map style:condition="of:is-true-formula(AND(NOT(ISBLANK([.S8]));ISBLANK([.R8])))" style:apply-style-name="cf1" style:base-cell-address="Data_Sheet.R8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1" style:base-cell-address="Data_Sheet.R9"/>
      <style:map style:condition="of:is-true-formula(AND(NOT(ISBLANK([.S9]));ISBLANK([.R9])))" style:apply-style-name="cf1" style:base-cell-address="Data_Sheet.R9"/>
      <style:map style:condition="of:is-true-formula(AND(NOT(ISBLANK([.S9]));ISBLANK([.R9])))" style:apply-style-name="cf1" style:base-cell-address="Data_Sheet.R9"/>
      <style:map style:condition="of:is-true-formula(AND(NOT(ISBLANK([.S9]));ISBLANK([.R9])))" style:apply-style-name="cf1" style:base-cell-address="Data_Sheet.R9"/>
      <style:map style:condition="of:is-true-formula(AND(NOT(ISBLANK([.S9]));ISBLANK([.R9])))" style:apply-style-name="cf1" style:base-cell-address="Data_Sheet.R9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8]));ISBLANK([.Q8])))" style:apply-style-name="cf1" style:base-cell-address="Data_Sheet.Q8"/>
      <style:map style:condition="of:is-true-formula(AND(NOT(ISBLANK([.P8]));ISBLANK([.Q8])))" style:apply-style-name="cf1" style:base-cell-address="Data_Sheet.Q8"/>
      <style:map style:condition="of:is-true-formula(AND(NOT(ISBLANK([.P8]));ISBLANK([.Q8])))" style:apply-style-name="cf1" style:base-cell-address="Data_Sheet.Q8"/>
      <style:map style:condition="of:is-true-formula(AND(NOT(ISBLANK([.P8]));ISBLANK([.Q8])))" style:apply-style-name="cf1" style:base-cell-address="Data_Sheet.Q8"/>
      <style:map style:condition="of:is-true-formula(AND(NOT(ISBLANK([.P8]));ISBLANK([.Q8])))" style:apply-style-name="cf1" style:base-cell-address="Data_Sheet.Q8"/>
      <style:map style:condition="of:is-true-formula(AND(NOT(ISBLANK([.P8]));ISBLANK([.Q8])))" style:apply-style-name="cf1" style:base-cell-address="Data_Sheet.Q8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P9]));ISBLANK([.Q9])))" style:apply-style-name="cf1" style:base-cell-address="Data_Sheet.Q9"/>
      <style:map style:condition="of:is-true-formula(AND(NOT(ISBLANK([.P9]));ISBLANK([.Q9])))" style:apply-style-name="cf1" style:base-cell-address="Data_Sheet.Q9"/>
      <style:map style:condition="of:is-true-formula(AND(NOT(ISBLANK([.P9]));ISBLANK([.Q9])))" style:apply-style-name="cf1" style:base-cell-address="Data_Sheet.Q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12]));ISBLANK([.R12])))" style:apply-style-name="cf1" style:base-cell-address="Data_Sheet.R12"/>
      <style:map style:condition="of:is-true-formula(AND(NOT(ISBLANK([.S12]));ISBLANK([.R12])))" style:apply-style-name="cf1" style:base-cell-address="Data_Sheet.R12"/>
      <style:map style:condition="of:is-true-formula(AND(NOT(ISBLANK([.S12]));ISBLANK([.R12])))" style:apply-style-name="cf1" style:base-cell-address="Data_Sheet.R12"/>
      <style:map style:condition="of:is-true-formula(AND(NOT(ISBLANK([.S12]));ISBLANK([.R12])))" style:apply-style-name="cf1" style:base-cell-address="Data_Sheet.R12"/>
      <style:map style:condition="of:is-true-formula(AND(NOT(ISBLANK([.S12]));ISBLANK([.R12])))" style:apply-style-name="cf1" style:base-cell-address="Data_Sheet.R12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11]));ISBLANK([.R11])))" style:apply-style-name="cf1" style:base-cell-address="Data_Sheet.R11"/>
      <style:map style:condition="of:is-true-formula(AND(NOT(ISBLANK([.S11]));ISBLANK([.R11])))" style:apply-style-name="cf1" style:base-cell-address="Data_Sheet.R11"/>
      <style:map style:condition="of:is-true-formula(AND(NOT(ISBLANK([.S11]));ISBLANK([.R11])))" style:apply-style-name="cf1" style:base-cell-address="Data_Sheet.R11"/>
      <style:map style:condition="of:is-true-formula(AND(NOT(ISBLANK([.S11]));ISBLANK([.R11])))" style:apply-style-name="cf1" style:base-cell-address="Data_Sheet.R11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10]));ISBLANK([.S10])))" style:apply-style-name="cf1" style:base-cell-address="Data_Sheet.S10"/>
      <style:map style:condition="of:is-true-formula(AND(NOT(ISBLANK([.R10]));ISBLANK([.S10])))" style:apply-style-name="cf1" style:base-cell-address="Data_Sheet.S10"/>
      <style:map style:condition="of:is-true-formula(AND(NOT(ISBLANK([.R10]));ISBLANK([.S10])))" style:apply-style-name="cf1" style:base-cell-address="Data_Sheet.S10"/>
      <style:map style:condition="of:is-true-formula(AND(NOT(ISBLANK([.R10]));ISBLANK([.S10])))" style:apply-style-name="cf1" style:base-cell-address="Data_Sheet.S10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11]));ISBLANK([.S11])))" style:apply-style-name="cf1" style:base-cell-address="Data_Sheet.S11"/>
      <style:map style:condition="of:is-true-formula(AND(NOT(ISBLANK([.R11]));ISBLANK([.S11])))" style:apply-style-name="cf1" style:base-cell-address="Data_Sheet.S11"/>
      <style:map style:condition="of:is-true-formula(AND(NOT(ISBLANK([.R11]));ISBLANK([.S11])))" style:apply-style-name="cf1" style:base-cell-address="Data_Sheet.S11"/>
      <style:map style:condition="of:is-true-formula(AND(NOT(ISBLANK([.R11]));ISBLANK([.S11])))" style:apply-style-name="cf1" style:base-cell-address="Data_Sheet.S11"/>
      <style:map style:condition="of:is-true-formula(AND(NOT(ISBLANK([.R11]));ISBLANK([.S11])))" style:apply-style-name="cf1" style:base-cell-address="Data_Sheet.S11"/>
      <style:map style:condition="of:is-true-formula(AND(NOT(ISBLANK([.R11]));ISBLANK([.S11])))" style:apply-style-name="cf1" style:base-cell-address="Data_Sheet.S11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12]));ISBLANK([.S12])))" style:apply-style-name="cf1" style:base-cell-address="Data_Sheet.S12"/>
      <style:map style:condition="of:is-true-formula(AND(NOT(ISBLANK([.R12]));ISBLANK([.S12])))" style:apply-style-name="cf1" style:base-cell-address="Data_Sheet.S12"/>
      <style:map style:condition="of:is-true-formula(AND(NOT(ISBLANK([.R12]));ISBLANK([.S12])))" style:apply-style-name="cf1" style:base-cell-address="Data_Sheet.S12"/>
      <style:map style:condition="of:is-true-formula(AND(NOT(ISBLANK([.R12]));ISBLANK([.S12])))" style:apply-style-name="cf1" style:base-cell-address="Data_Sheet.S12"/>
      <style:map style:condition="of:is-true-formula(AND(NOT(ISBLANK([.R12]));ISBLANK([.S12])))" style:apply-style-name="cf1" style:base-cell-address="Data_Sheet.S12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10]));ISBLANK([.T10])))" style:apply-style-name="cf1" style:base-cell-address="Data_Sheet.T10"/>
      <style:map style:condition="of:is-true-formula(AND(NOT(ISBLANK([.U10]));ISBLANK([.T10])))" style:apply-style-name="cf1" style:base-cell-address="Data_Sheet.T10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11]));ISBLANK([.T11])))" style:apply-style-name="cf1" style:base-cell-address="Data_Sheet.T11"/>
      <style:map style:condition="of:is-true-formula(AND(NOT(ISBLANK([.U11]));ISBLANK([.T11])))" style:apply-style-name="cf1" style:base-cell-address="Data_Sheet.T11"/>
      <style:map style:condition="of:is-true-formula(AND(NOT(ISBLANK([.U11]));ISBLANK([.T11])))" style:apply-style-name="cf1" style:base-cell-address="Data_Sheet.T11"/>
      <style:map style:condition="of:is-true-formula(AND(NOT(ISBLANK([.U11]));ISBLANK([.T11])))" style:apply-style-name="cf1" style:base-cell-address="Data_Sheet.T11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12]));ISBLANK([.T12])))" style:apply-style-name="cf1" style:base-cell-address="Data_Sheet.T12"/>
      <style:map style:condition="of:is-true-formula(AND(NOT(ISBLANK([.U12]));ISBLANK([.T12])))" style:apply-style-name="cf1" style:base-cell-address="Data_Sheet.T12"/>
      <style:map style:condition="of:is-true-formula(AND(NOT(ISBLANK([.U12]));ISBLANK([.T12])))" style:apply-style-name="cf1" style:base-cell-address="Data_Sheet.T12"/>
      <style:map style:condition="of:is-true-formula(AND(NOT(ISBLANK([.U12]));ISBLANK([.T12])))" style:apply-style-name="cf1" style:base-cell-address="Data_Sheet.T12"/>
      <style:map style:condition="of:is-true-formula(AND(NOT(ISBLANK([.U12]));ISBLANK([.T12])))" style:apply-style-name="cf1" style:base-cell-address="Data_Sheet.T12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1" style:base-cell-address="Data_Sheet.T9"/>
      <style:map style:condition="of:is-true-formula(AND(NOT(ISBLANK([.U9]));ISBLANK([.T9])))" style:apply-style-name="cf1" style:base-cell-address="Data_Sheet.T9"/>
      <style:map style:condition="of:is-true-formula(AND(NOT(ISBLANK([.U9]));ISBLANK([.T9])))" style:apply-style-name="cf1" style:base-cell-address="Data_Sheet.T9"/>
      <style:map style:condition="of:is-true-formula(AND(NOT(ISBLANK([.U9]));ISBLANK([.T9])))" style:apply-style-name="cf1" style:base-cell-address="Data_Sheet.T9"/>
      <style:map style:condition="of:is-true-formula(AND(NOT(ISBLANK([.U9]));ISBLANK([.T9])))" style:apply-style-name="cf1" style:base-cell-address="Data_Sheet.T9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1" style:base-cell-address="Data_Sheet.S5"/>
      <style:map style:condition="of:is-true-formula(AND(NOT(ISBLANK([.R5]));ISBLANK([.S5])))" style:apply-style-name="cf1" style:base-cell-address="Data_Sheet.S5"/>
      <style:map style:condition="of:is-true-formula(AND(NOT(ISBLANK([.R5]));ISBLANK([.S5])))" style:apply-style-name="cf1" style:base-cell-address="Data_Sheet.S5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  <style:map style:condition="of:is-true-formula(AND(NOT(ISBLANK([.R7]));ISBLANK([.S7])))" style:apply-style-name="cf1" style:base-cell-address="Data_Sheet.S7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6]));ISBLANK([.S6])))" style:apply-style-name="cf1" style:base-cell-address="Data_Sheet.S6"/>
      <style:map style:condition="of:is-true-formula(AND(NOT(ISBLANK([.R6]));ISBLANK([.S6])))" style:apply-style-name="cf1" style:base-cell-address="Data_Sheet.S6"/>
      <style:map style:condition="of:is-true-formula(AND(NOT(ISBLANK([.R6]));ISBLANK([.S6])))" style:apply-style-name="cf1" style:base-cell-address="Data_Sheet.S6"/>
      <style:map style:condition="of:is-true-formula(AND(NOT(ISBLANK([.R6]));ISBLANK([.S6])))" style:apply-style-name="cf1" style:base-cell-address="Data_Sheet.S6"/>
      <style:map style:condition="of:is-true-formula(AND(NOT(ISBLANK([.R6]));ISBLANK([.S6])))" style:apply-style-name="cf1" style:base-cell-address="Data_Sheet.S6"/>
      <style:map style:condition="of:is-true-formula(AND(NOT(ISBLANK([.R6]));ISBLANK([.S6])))" style:apply-style-name="cf1" style:base-cell-address="Data_Sheet.S6"/>
      <style:map style:condition="of:is-true-formula(AND(NOT(ISBLANK([.R6]));ISBLANK([.S6])))" style:apply-style-name="cf1" style:base-cell-address="Data_Sheet.S6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  <style:map style:condition="of:is-true-formula(AND(NOT(ISBLANK([.R8]));ISBLANK([.S8])))" style:apply-style-name="cf1" style:base-cell-address="Data_Sheet.S8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1" style:base-cell-address="Data_Sheet.S9"/>
      <style:map style:condition="of:is-true-formula(AND(NOT(ISBLANK([.R9]));ISBLANK([.S9])))" style:apply-style-name="cf1" style:base-cell-address="Data_Sheet.S9"/>
      <style:map style:condition="of:is-true-formula(AND(NOT(ISBLANK([.R9]));ISBLANK([.S9])))" style:apply-style-name="cf1" style:base-cell-address="Data_Sheet.S9"/>
      <style:map style:condition="of:is-true-formula(AND(NOT(ISBLANK([.R9]));ISBLANK([.S9])))" style:apply-style-name="cf1" style:base-cell-address="Data_Sheet.S9"/>
      <style:map style:condition="of:is-true-formula(AND(NOT(ISBLANK([.R9]));ISBLANK([.S9])))" style:apply-style-name="cf1" style:base-cell-address="Data_Sheet.S9"/>
      <style:map style:condition="of:is-true-formula(AND(NOT(ISBLANK([.R9]));ISBLANK([.S9])))" style:apply-style-name="cf1" style:base-cell-address="Data_Sheet.S9"/>
      <style:map style:condition="of:is-true-formula(AND(NOT(ISBLANK([.R9]));ISBLANK([.S9])))" style:apply-style-name="cf1" style:base-cell-address="Data_Sheet.S9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  <style:map style:condition="of:is-true-formula(AND(NOT(ISBLANK([.U7]));ISBLANK([.T7])))" style:apply-style-name="cf1" style:base-cell-address="Data_Sheet.T7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  <style:map style:condition="of:is-true-formula(AND(NOT(ISBLANK([.U8]));ISBLANK([.T8])))" style:apply-style-name="cf1" style:base-cell-address="Data_Sheet.T8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  <style:map style:condition="of:is-true-formula(AND(NOT(ISBLANK([.V7]));ISBLANK([.W7])))" style:apply-style-name="cf1" style:base-cell-address="Data_Sheet.W7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  <style:map style:condition="of:is-true-formula(AND(NOT(ISBLANK([.W7]));ISBLANK([.V7])))" style:apply-style-name="cf1" style:base-cell-address="Data_Sheet.V7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  <style:map style:condition="of:is-true-formula(AND(NOT(ISBLANK([.X7]));ISBLANK([.Y7])))" style:apply-style-name="cf1" style:base-cell-address="Data_Sheet.Y7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  <style:map style:condition="of:is-true-formula(AND(NOT(ISBLANK([.X8]));ISBLANK([.Y8])))" style:apply-style-name="cf1" style:base-cell-address="Data_Sheet.Y8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  <style:map style:condition="of:is-true-formula(AND(NOT(ISBLANK([.W8]));ISBLANK([.V8])))" style:apply-style-name="cf1" style:base-cell-address="Data_Sheet.V8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  <style:map style:condition="of:is-true-formula(AND(NOT(ISBLANK([.V8]));ISBLANK([.W8])))" style:apply-style-name="cf1" style:base-cell-address="Data_Sheet.W8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  <style:map style:condition="of:is-true-formula(AND(NOT(ISBLANK([.Y7]));ISBLANK([.X7])))" style:apply-style-name="cf1" style:base-cell-address="Data_Sheet.X7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  <style:map style:condition="of:is-true-formula(AND(NOT(ISBLANK([.Y8]));ISBLANK([.X8])))" style:apply-style-name="cf1" style:base-cell-address="Data_Sheet.X8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1" style:base-cell-address="Data_Sheet.U4"/>
      <style:map style:condition="of:is-true-formula(AND(NOT(ISBLANK([.T4]));ISBLANK([.U4])))" style:apply-style-name="cf1" style:base-cell-address="Data_Sheet.U4"/>
      <style:map style:condition="of:is-true-formula(AND(NOT(ISBLANK([.T4]));ISBLANK([.U4])))" style:apply-style-name="cf1" style:base-cell-address="Data_Sheet.U4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  <style:map style:condition="of:is-true-formula(AND(NOT(ISBLANK([.T5]));ISBLANK([.U5])))" style:apply-style-name="cf1" style:base-cell-address="Data_Sheet.U5"/>
      <style:map style:condition="of:is-true-formula(AND(NOT(ISBLANK([.T5]));ISBLANK([.U5])))" style:apply-style-name="cf1" style:base-cell-address="Data_Sheet.U5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1" style:base-cell-address="Data_Sheet.U6"/>
      <style:map style:condition="of:is-true-formula(AND(NOT(ISBLANK([.T6]));ISBLANK([.U6])))" style:apply-style-name="cf1" style:base-cell-address="Data_Sheet.U6"/>
      <style:map style:condition="of:is-true-formula(AND(NOT(ISBLANK([.T6]));ISBLANK([.U6])))" style:apply-style-name="cf1" style:base-cell-address="Data_Sheet.U6"/>
      <style:map style:condition="of:is-true-formula(AND(NOT(ISBLANK([.T6]));ISBLANK([.U6])))" style:apply-style-name="cf1" style:base-cell-address="Data_Sheet.U6"/>
      <style:map style:condition="of:is-true-formula(AND(NOT(ISBLANK([.T6]));ISBLANK([.U6])))" style:apply-style-name="cf1" style:base-cell-address="Data_Sheet.U6"/>
      <style:map style:condition="of:is-true-formula(AND(NOT(ISBLANK([.T6]));ISBLANK([.U6])))" style:apply-style-name="cf1" style:base-cell-address="Data_Sheet.U6"/>
      <style:map style:condition="of:is-true-formula(AND(NOT(ISBLANK([.T6]));ISBLANK([.U6])))" style:apply-style-name="cf1" style:base-cell-address="Data_Sheet.U6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  <style:map style:condition="of:is-true-formula(AND(NOT(ISBLANK([.T7]));ISBLANK([.U7])))" style:apply-style-name="cf1" style:base-cell-address="Data_Sheet.U7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  <style:map style:condition="of:is-true-formula(AND(NOT(ISBLANK([.T8]));ISBLANK([.U8])))" style:apply-style-name="cf1" style:base-cell-address="Data_Sheet.U8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1" style:base-cell-address="Data_Sheet.U9"/>
      <style:map style:condition="of:is-true-formula(AND(NOT(ISBLANK([.T9]));ISBLANK([.U9])))" style:apply-style-name="cf1" style:base-cell-address="Data_Sheet.U9"/>
      <style:map style:condition="of:is-true-formula(AND(NOT(ISBLANK([.T9]));ISBLANK([.U9])))" style:apply-style-name="cf1" style:base-cell-address="Data_Sheet.U9"/>
      <style:map style:condition="of:is-true-formula(AND(NOT(ISBLANK([.T9]));ISBLANK([.U9])))" style:apply-style-name="cf1" style:base-cell-address="Data_Sheet.U9"/>
      <style:map style:condition="of:is-true-formula(AND(NOT(ISBLANK([.T9]));ISBLANK([.U9])))" style:apply-style-name="cf1" style:base-cell-address="Data_Sheet.U9"/>
      <style:map style:condition="of:is-true-formula(AND(NOT(ISBLANK([.T9]));ISBLANK([.U9])))" style:apply-style-name="cf1" style:base-cell-address="Data_Sheet.U9"/>
      <style:map style:condition="of:is-true-formula(AND(NOT(ISBLANK([.T9]));ISBLANK([.U9])))" style:apply-style-name="cf1" style:base-cell-address="Data_Sheet.U9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10]));ISBLANK([.U10])))" style:apply-style-name="cf1" style:base-cell-address="Data_Sheet.U10"/>
      <style:map style:condition="of:is-true-formula(AND(NOT(ISBLANK([.T10]));ISBLANK([.U10])))" style:apply-style-name="cf1" style:base-cell-address="Data_Sheet.U10"/>
      <style:map style:condition="of:is-true-formula(AND(NOT(ISBLANK([.T10]));ISBLANK([.U10])))" style:apply-style-name="cf1" style:base-cell-address="Data_Sheet.U10"/>
      <style:map style:condition="of:is-true-formula(AND(NOT(ISBLANK([.T10]));ISBLANK([.U10])))" style:apply-style-name="cf1" style:base-cell-address="Data_Sheet.U10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1" style:base-cell-address="Data_Sheet.V6"/>
      <style:map style:condition="of:is-true-formula(AND(NOT(ISBLANK([.W6]));ISBLANK([.V6])))" style:apply-style-name="cf1" style:base-cell-address="Data_Sheet.V6"/>
      <style:map style:condition="of:is-true-formula(AND(NOT(ISBLANK([.W6]));ISBLANK([.V6])))" style:apply-style-name="cf1" style:base-cell-address="Data_Sheet.V6"/>
      <style:map style:condition="of:is-true-formula(AND(NOT(ISBLANK([.W6]));ISBLANK([.V6])))" style:apply-style-name="cf1" style:base-cell-address="Data_Sheet.V6"/>
      <style:map style:condition="of:is-true-formula(AND(NOT(ISBLANK([.W6]));ISBLANK([.V6])))" style:apply-style-name="cf1" style:base-cell-address="Data_Sheet.V6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1" style:base-cell-address="Data_Sheet.V5"/>
      <style:map style:condition="of:is-true-formula(AND(NOT(ISBLANK([.W5]));ISBLANK([.V5])))" style:apply-style-name="cf1" style:base-cell-address="Data_Sheet.V5"/>
      <style:map style:condition="of:is-true-formula(AND(NOT(ISBLANK([.W5]));ISBLANK([.V5])))" style:apply-style-name="cf1" style:base-cell-address="Data_Sheet.V5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  <style:map style:condition="of:is-true-formula(AND(NOT(ISBLANK([.W4]));ISBLANK([.V4])))" style:apply-style-name="cf1" style:base-cell-address="Data_Sheet.V4"/>
      <style:map style:condition="of:is-true-formula(AND(NOT(ISBLANK([.W4]));ISBLANK([.V4])))" style:apply-style-name="cf1" style:base-cell-address="Data_Sheet.V4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  <style:map style:condition="of:is-true-formula(AND(NOT(ISBLANK([.V4]));ISBLANK([.W4])))" style:apply-style-name="cf1" style:base-cell-address="Data_Sheet.W4"/>
      <style:map style:condition="of:is-true-formula(AND(NOT(ISBLANK([.V4]));ISBLANK([.W4])))" style:apply-style-name="cf1" style:base-cell-address="Data_Sheet.W4"/>
    </style:style>
    <style:style style:name="ce1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1" style:base-cell-address="Data_Sheet.W5"/>
      <style:map style:condition="of:is-true-formula(AND(NOT(ISBLANK([.V5]));ISBLANK([.W5])))" style:apply-style-name="cf1" style:base-cell-address="Data_Sheet.W5"/>
      <style:map style:condition="of:is-true-formula(AND(NOT(ISBLANK([.V5]));ISBLANK([.W5])))" style:apply-style-name="cf1" style:base-cell-address="Data_Sheet.W5"/>
    </style:style>
    <style:style style:name="ce1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1" style:base-cell-address="Data_Sheet.W6"/>
      <style:map style:condition="of:is-true-formula(AND(NOT(ISBLANK([.V6]));ISBLANK([.W6])))" style:apply-style-name="cf1" style:base-cell-address="Data_Sheet.W6"/>
      <style:map style:condition="of:is-true-formula(AND(NOT(ISBLANK([.V6]));ISBLANK([.W6])))" style:apply-style-name="cf1" style:base-cell-address="Data_Sheet.W6"/>
      <style:map style:condition="of:is-true-formula(AND(NOT(ISBLANK([.V6]));ISBLANK([.W6])))" style:apply-style-name="cf1" style:base-cell-address="Data_Sheet.W6"/>
      <style:map style:condition="of:is-true-formula(AND(NOT(ISBLANK([.V6]));ISBLANK([.W6])))" style:apply-style-name="cf1" style:base-cell-address="Data_Sheet.W6"/>
      <style:map style:condition="of:is-true-formula(AND(NOT(ISBLANK([.V6]));ISBLANK([.W6])))" style:apply-style-name="cf1" style:base-cell-address="Data_Sheet.W6"/>
      <style:map style:condition="of:is-true-formula(AND(NOT(ISBLANK([.V6]));ISBLANK([.W6])))" style:apply-style-name="cf1" style:base-cell-address="Data_Sheet.W6"/>
    </style:style>
    <style:style style:name="ce2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1" style:base-cell-address="Data_Sheet.Y6"/>
      <style:map style:condition="of:is-true-formula(AND(NOT(ISBLANK([.X6]));ISBLANK([.Y6])))" style:apply-style-name="cf1" style:base-cell-address="Data_Sheet.Y6"/>
      <style:map style:condition="of:is-true-formula(AND(NOT(ISBLANK([.X6]));ISBLANK([.Y6])))" style:apply-style-name="cf1" style:base-cell-address="Data_Sheet.Y6"/>
      <style:map style:condition="of:is-true-formula(AND(NOT(ISBLANK([.X6]));ISBLANK([.Y6])))" style:apply-style-name="cf1" style:base-cell-address="Data_Sheet.Y6"/>
      <style:map style:condition="of:is-true-formula(AND(NOT(ISBLANK([.X6]));ISBLANK([.Y6])))" style:apply-style-name="cf1" style:base-cell-address="Data_Sheet.Y6"/>
      <style:map style:condition="of:is-true-formula(AND(NOT(ISBLANK([.X6]));ISBLANK([.Y6])))" style:apply-style-name="cf1" style:base-cell-address="Data_Sheet.Y6"/>
      <style:map style:condition="of:is-true-formula(AND(NOT(ISBLANK([.X6]));ISBLANK([.Y6])))" style:apply-style-name="cf1" style:base-cell-address="Data_Sheet.Y6"/>
    </style:style>
    <style:style style:name="ce2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  <style:map style:condition="of:is-true-formula(AND(NOT(ISBLANK([.Y4]));ISBLANK([.X4])))" style:apply-style-name="cf1" style:base-cell-address="Data_Sheet.X4"/>
      <style:map style:condition="of:is-true-formula(AND(NOT(ISBLANK([.Y4]));ISBLANK([.X4])))" style:apply-style-name="cf1" style:base-cell-address="Data_Sheet.X4"/>
    </style:style>
    <style:style style:name="ce2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1" style:base-cell-address="Data_Sheet.X5"/>
      <style:map style:condition="of:is-true-formula(AND(NOT(ISBLANK([.Y5]));ISBLANK([.X5])))" style:apply-style-name="cf1" style:base-cell-address="Data_Sheet.X5"/>
      <style:map style:condition="of:is-true-formula(AND(NOT(ISBLANK([.Y5]));ISBLANK([.X5])))" style:apply-style-name="cf1" style:base-cell-address="Data_Sheet.X5"/>
    </style:style>
    <style:style style:name="ce2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1" style:base-cell-address="Data_Sheet.X6"/>
      <style:map style:condition="of:is-true-formula(AND(NOT(ISBLANK([.Y6]));ISBLANK([.X6])))" style:apply-style-name="cf1" style:base-cell-address="Data_Sheet.X6"/>
      <style:map style:condition="of:is-true-formula(AND(NOT(ISBLANK([.Y6]));ISBLANK([.X6])))" style:apply-style-name="cf1" style:base-cell-address="Data_Sheet.X6"/>
      <style:map style:condition="of:is-true-formula(AND(NOT(ISBLANK([.Y6]));ISBLANK([.X6])))" style:apply-style-name="cf1" style:base-cell-address="Data_Sheet.X6"/>
      <style:map style:condition="of:is-true-formula(AND(NOT(ISBLANK([.Y6]));ISBLANK([.X6])))" style:apply-style-name="cf1" style:base-cell-address="Data_Sheet.X6"/>
    </style:style>
    <style:style style:name="ce20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P5]));ISBLANK([.Q5])))" style:apply-style-name="cf1" style:base-cell-address="Data_Sheet.Q5"/>
    </style:style>
    <style:style style:name="ce20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4]));ISBLANK([.Z4])))" style:apply-style-name="cf1" style:base-cell-address="Data_Sheet.Z4"/>
    </style:style>
    <style:style style:name="ce20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1" style:base-cell-address="Data_Sheet.AC6"/>
      <style:map style:condition="of:is-true-formula(AND(NOT(ISBLANK([.AB6]));ISBLANK([.AC6])))" style:apply-style-name="cf1" style:base-cell-address="Data_Sheet.AC6"/>
      <style:map style:condition="of:is-true-formula(AND(NOT(ISBLANK([.AB6]));ISBLANK([.AC6])))" style:apply-style-name="cf1" style:base-cell-address="Data_Sheet.AC6"/>
    </style:style>
    <style:style style:name="ce20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7]));ISBLANK([.AC7])))" style:apply-style-name="cf1" style:base-cell-address="Data_Sheet.AC7"/>
      <style:map style:condition="of:is-true-formula(AND(NOT(ISBLANK([.AB7]));ISBLANK([.AC7])))" style:apply-style-name="cf1" style:base-cell-address="Data_Sheet.AC7"/>
      <style:map style:condition="of:is-true-formula(AND(NOT(ISBLANK([.AB7]));ISBLANK([.AC7])))" style:apply-style-name="cf1" style:base-cell-address="Data_Sheet.AC7"/>
      <style:map style:condition="of:is-true-formula(AND(NOT(ISBLANK([.AB7]));ISBLANK([.AC7])))" style:apply-style-name="cf1" style:base-cell-address="Data_Sheet.AC7"/>
      <style:map style:condition="of:is-true-formula(AND(NOT(ISBLANK([.AB7]));ISBLANK([.AC7])))" style:apply-style-name="cf1" style:base-cell-address="Data_Sheet.AC7"/>
      <style:map style:condition="of:is-true-formula(AND(NOT(ISBLANK([.AB7]));ISBLANK([.AC7])))" style:apply-style-name="cf1" style:base-cell-address="Data_Sheet.AC7"/>
    </style:style>
    <style:style style:name="ce20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1" style:base-cell-address="Data_Sheet.AC8"/>
      <style:map style:condition="of:is-true-formula(AND(NOT(ISBLANK([.AB8]));ISBLANK([.AC8])))" style:apply-style-name="cf1" style:base-cell-address="Data_Sheet.AC8"/>
      <style:map style:condition="of:is-true-formula(AND(NOT(ISBLANK([.AB8]));ISBLANK([.AC8])))" style:apply-style-name="cf1" style:base-cell-address="Data_Sheet.AC8"/>
      <style:map style:condition="of:is-true-formula(AND(NOT(ISBLANK([.AB8]));ISBLANK([.AC8])))" style:apply-style-name="cf1" style:base-cell-address="Data_Sheet.AC8"/>
      <style:map style:condition="of:is-true-formula(AND(NOT(ISBLANK([.AB8]));ISBLANK([.AC8])))" style:apply-style-name="cf1" style:base-cell-address="Data_Sheet.AC8"/>
      <style:map style:condition="of:is-true-formula(AND(NOT(ISBLANK([.AB8]));ISBLANK([.AC8])))" style:apply-style-name="cf1" style:base-cell-address="Data_Sheet.AC8"/>
    </style:style>
    <style:style style:name="ce2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1" style:base-cell-address="Data_Sheet.AA6"/>
      <style:map style:condition="of:is-true-formula(AND(NOT(ISBLANK([.Z6]));ISBLANK([.AA6])))" style:apply-style-name="cf1" style:base-cell-address="Data_Sheet.AA6"/>
      <style:map style:condition="of:is-true-formula(AND(NOT(ISBLANK([.Z6]));ISBLANK([.AA6])))" style:apply-style-name="cf1" style:base-cell-address="Data_Sheet.AA6"/>
    </style:style>
    <style:style style:name="ce2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1" style:base-cell-address="Data_Sheet.AA7"/>
      <style:map style:condition="of:is-true-formula(AND(NOT(ISBLANK([.Z7]));ISBLANK([.AA7])))" style:apply-style-name="cf1" style:base-cell-address="Data_Sheet.AA7"/>
      <style:map style:condition="of:is-true-formula(AND(NOT(ISBLANK([.Z7]));ISBLANK([.AA7])))" style:apply-style-name="cf1" style:base-cell-address="Data_Sheet.AA7"/>
      <style:map style:condition="of:is-true-formula(AND(NOT(ISBLANK([.Z7]));ISBLANK([.AA7])))" style:apply-style-name="cf1" style:base-cell-address="Data_Sheet.AA7"/>
      <style:map style:condition="of:is-true-formula(AND(NOT(ISBLANK([.Z7]));ISBLANK([.AA7])))" style:apply-style-name="cf1" style:base-cell-address="Data_Sheet.AA7"/>
      <style:map style:condition="of:is-true-formula(AND(NOT(ISBLANK([.Z7]));ISBLANK([.AA7])))" style:apply-style-name="cf1" style:base-cell-address="Data_Sheet.AA7"/>
    </style:style>
    <style:style style:name="ce2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8]));ISBLANK([.AA8])))" style:apply-style-name="cf1" style:base-cell-address="Data_Sheet.AA8"/>
      <style:map style:condition="of:is-true-formula(AND(NOT(ISBLANK([.Z8]));ISBLANK([.AA8])))" style:apply-style-name="cf1" style:base-cell-address="Data_Sheet.AA8"/>
      <style:map style:condition="of:is-true-formula(AND(NOT(ISBLANK([.Z8]));ISBLANK([.AA8])))" style:apply-style-name="cf1" style:base-cell-address="Data_Sheet.AA8"/>
      <style:map style:condition="of:is-true-formula(AND(NOT(ISBLANK([.Z8]));ISBLANK([.AA8])))" style:apply-style-name="cf1" style:base-cell-address="Data_Sheet.AA8"/>
      <style:map style:condition="of:is-true-formula(AND(NOT(ISBLANK([.Z8]));ISBLANK([.AA8])))" style:apply-style-name="cf1" style:base-cell-address="Data_Sheet.AA8"/>
      <style:map style:condition="of:is-true-formula(AND(NOT(ISBLANK([.Z8]));ISBLANK([.AA8])))" style:apply-style-name="cf1" style:base-cell-address="Data_Sheet.AA8"/>
    </style:style>
    <style:style style:name="ce2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9]));ISBLANK([.AA9])))" style:apply-style-name="cf1" style:base-cell-address="Data_Sheet.AA9"/>
      <style:map style:condition="of:is-true-formula(AND(NOT(ISBLANK([.Z9]));ISBLANK([.AA9])))" style:apply-style-name="cf1" style:base-cell-address="Data_Sheet.AA9"/>
      <style:map style:condition="of:is-true-formula(AND(NOT(ISBLANK([.Z9]));ISBLANK([.AA9])))" style:apply-style-name="cf1" style:base-cell-address="Data_Sheet.AA9"/>
    </style:style>
    <style:style style:name="ce2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11]));ISBLANK([.U11])))" style:apply-style-name="cf1" style:base-cell-address="Data_Sheet.U11"/>
      <style:map style:condition="of:is-true-formula(AND(NOT(ISBLANK([.T11]));ISBLANK([.U11])))" style:apply-style-name="cf1" style:base-cell-address="Data_Sheet.U11"/>
      <style:map style:condition="of:is-true-formula(AND(NOT(ISBLANK([.T11]));ISBLANK([.U11])))" style:apply-style-name="cf1" style:base-cell-address="Data_Sheet.U11"/>
      <style:map style:condition="of:is-true-formula(AND(NOT(ISBLANK([.T11]));ISBLANK([.U11])))" style:apply-style-name="cf1" style:base-cell-address="Data_Sheet.U11"/>
      <style:map style:condition="of:is-true-formula(AND(NOT(ISBLANK([.T11]));ISBLANK([.U11])))" style:apply-style-name="cf1" style:base-cell-address="Data_Sheet.U11"/>
      <style:map style:condition="of:is-true-formula(AND(NOT(ISBLANK([.T11]));ISBLANK([.U11])))" style:apply-style-name="cf1" style:base-cell-address="Data_Sheet.U11"/>
    </style:style>
    <style:style style:name="ce2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11]));ISBLANK([.W11])))" style:apply-style-name="cf1" style:base-cell-address="Data_Sheet.W11"/>
      <style:map style:condition="of:is-true-formula(AND(NOT(ISBLANK([.V11]));ISBLANK([.W11])))" style:apply-style-name="cf1" style:base-cell-address="Data_Sheet.W11"/>
      <style:map style:condition="of:is-true-formula(AND(NOT(ISBLANK([.V11]));ISBLANK([.W11])))" style:apply-style-name="cf1" style:base-cell-address="Data_Sheet.W11"/>
      <style:map style:condition="of:is-true-formula(AND(NOT(ISBLANK([.V11]));ISBLANK([.W11])))" style:apply-style-name="cf1" style:base-cell-address="Data_Sheet.W11"/>
      <style:map style:condition="of:is-true-formula(AND(NOT(ISBLANK([.V11]));ISBLANK([.W11])))" style:apply-style-name="cf1" style:base-cell-address="Data_Sheet.W11"/>
      <style:map style:condition="of:is-true-formula(AND(NOT(ISBLANK([.V11]));ISBLANK([.W11])))" style:apply-style-name="cf1" style:base-cell-address="Data_Sheet.W11"/>
    </style:style>
    <style:style style:name="ce2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11]));ISBLANK([.V11])))" style:apply-style-name="cf1" style:base-cell-address="Data_Sheet.V11"/>
      <style:map style:condition="of:is-true-formula(AND(NOT(ISBLANK([.W11]));ISBLANK([.V11])))" style:apply-style-name="cf1" style:base-cell-address="Data_Sheet.V11"/>
      <style:map style:condition="of:is-true-formula(AND(NOT(ISBLANK([.W11]));ISBLANK([.V11])))" style:apply-style-name="cf1" style:base-cell-address="Data_Sheet.V11"/>
      <style:map style:condition="of:is-true-formula(AND(NOT(ISBLANK([.W11]));ISBLANK([.V11])))" style:apply-style-name="cf1" style:base-cell-address="Data_Sheet.V11"/>
    </style:style>
    <style:style style:name="ce2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12]));ISBLANK([.U12])))" style:apply-style-name="cf1" style:base-cell-address="Data_Sheet.U12"/>
      <style:map style:condition="of:is-true-formula(AND(NOT(ISBLANK([.T12]));ISBLANK([.U12])))" style:apply-style-name="cf1" style:base-cell-address="Data_Sheet.U12"/>
      <style:map style:condition="of:is-true-formula(AND(NOT(ISBLANK([.T12]));ISBLANK([.U12])))" style:apply-style-name="cf1" style:base-cell-address="Data_Sheet.U12"/>
      <style:map style:condition="of:is-true-formula(AND(NOT(ISBLANK([.T12]));ISBLANK([.U12])))" style:apply-style-name="cf1" style:base-cell-address="Data_Sheet.U12"/>
      <style:map style:condition="of:is-true-formula(AND(NOT(ISBLANK([.T12]));ISBLANK([.U12])))" style:apply-style-name="cf1" style:base-cell-address="Data_Sheet.U12"/>
    </style:style>
    <style:style style:name="ce2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12]));ISBLANK([.W12])))" style:apply-style-name="cf1" style:base-cell-address="Data_Sheet.W12"/>
      <style:map style:condition="of:is-true-formula(AND(NOT(ISBLANK([.V12]));ISBLANK([.W12])))" style:apply-style-name="cf1" style:base-cell-address="Data_Sheet.W12"/>
      <style:map style:condition="of:is-true-formula(AND(NOT(ISBLANK([.V12]));ISBLANK([.W12])))" style:apply-style-name="cf1" style:base-cell-address="Data_Sheet.W12"/>
      <style:map style:condition="of:is-true-formula(AND(NOT(ISBLANK([.V12]));ISBLANK([.W12])))" style:apply-style-name="cf1" style:base-cell-address="Data_Sheet.W12"/>
      <style:map style:condition="of:is-true-formula(AND(NOT(ISBLANK([.V12]));ISBLANK([.W12])))" style:apply-style-name="cf1" style:base-cell-address="Data_Sheet.W12"/>
    </style:style>
    <style:style style:name="ce2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12]));ISBLANK([.V12])))" style:apply-style-name="cf1" style:base-cell-address="Data_Sheet.V12"/>
      <style:map style:condition="of:is-true-formula(AND(NOT(ISBLANK([.W12]));ISBLANK([.V12])))" style:apply-style-name="cf1" style:base-cell-address="Data_Sheet.V12"/>
      <style:map style:condition="of:is-true-formula(AND(NOT(ISBLANK([.W12]));ISBLANK([.V12])))" style:apply-style-name="cf1" style:base-cell-address="Data_Sheet.V12"/>
      <style:map style:condition="of:is-true-formula(AND(NOT(ISBLANK([.W12]));ISBLANK([.V12])))" style:apply-style-name="cf1" style:base-cell-address="Data_Sheet.V12"/>
      <style:map style:condition="of:is-true-formula(AND(NOT(ISBLANK([.W12]));ISBLANK([.V12])))" style:apply-style-name="cf1" style:base-cell-address="Data_Sheet.V12"/>
    </style:style>
    <style:style style:name="ce2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11]));ISBLANK([.Y11])))" style:apply-style-name="cf1" style:base-cell-address="Data_Sheet.Y11"/>
      <style:map style:condition="of:is-true-formula(AND(NOT(ISBLANK([.X11]));ISBLANK([.Y11])))" style:apply-style-name="cf1" style:base-cell-address="Data_Sheet.Y11"/>
      <style:map style:condition="of:is-true-formula(AND(NOT(ISBLANK([.X11]));ISBLANK([.Y11])))" style:apply-style-name="cf1" style:base-cell-address="Data_Sheet.Y11"/>
      <style:map style:condition="of:is-true-formula(AND(NOT(ISBLANK([.X11]));ISBLANK([.Y11])))" style:apply-style-name="cf1" style:base-cell-address="Data_Sheet.Y11"/>
      <style:map style:condition="of:is-true-formula(AND(NOT(ISBLANK([.X11]));ISBLANK([.Y11])))" style:apply-style-name="cf1" style:base-cell-address="Data_Sheet.Y11"/>
      <style:map style:condition="of:is-true-formula(AND(NOT(ISBLANK([.X11]));ISBLANK([.Y11])))" style:apply-style-name="cf1" style:base-cell-address="Data_Sheet.Y11"/>
    </style:style>
    <style:style style:name="ce2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12]));ISBLANK([.Y12])))" style:apply-style-name="cf1" style:base-cell-address="Data_Sheet.Y12"/>
      <style:map style:condition="of:is-true-formula(AND(NOT(ISBLANK([.X12]));ISBLANK([.Y12])))" style:apply-style-name="cf1" style:base-cell-address="Data_Sheet.Y12"/>
      <style:map style:condition="of:is-true-formula(AND(NOT(ISBLANK([.X12]));ISBLANK([.Y12])))" style:apply-style-name="cf1" style:base-cell-address="Data_Sheet.Y12"/>
      <style:map style:condition="of:is-true-formula(AND(NOT(ISBLANK([.X12]));ISBLANK([.Y12])))" style:apply-style-name="cf1" style:base-cell-address="Data_Sheet.Y12"/>
      <style:map style:condition="of:is-true-formula(AND(NOT(ISBLANK([.X12]));ISBLANK([.Y12])))" style:apply-style-name="cf1" style:base-cell-address="Data_Sheet.Y12"/>
    </style:style>
    <style:style style:name="ce2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11]));ISBLANK([.X11])))" style:apply-style-name="cf1" style:base-cell-address="Data_Sheet.X11"/>
      <style:map style:condition="of:is-true-formula(AND(NOT(ISBLANK([.Y11]));ISBLANK([.X11])))" style:apply-style-name="cf1" style:base-cell-address="Data_Sheet.X11"/>
      <style:map style:condition="of:is-true-formula(AND(NOT(ISBLANK([.Y11]));ISBLANK([.X11])))" style:apply-style-name="cf1" style:base-cell-address="Data_Sheet.X11"/>
      <style:map style:condition="of:is-true-formula(AND(NOT(ISBLANK([.Y11]));ISBLANK([.X11])))" style:apply-style-name="cf1" style:base-cell-address="Data_Sheet.X11"/>
    </style:style>
    <style:style style:name="ce2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12]));ISBLANK([.X12])))" style:apply-style-name="cf1" style:base-cell-address="Data_Sheet.X12"/>
      <style:map style:condition="of:is-true-formula(AND(NOT(ISBLANK([.Y12]));ISBLANK([.X12])))" style:apply-style-name="cf1" style:base-cell-address="Data_Sheet.X12"/>
      <style:map style:condition="of:is-true-formula(AND(NOT(ISBLANK([.Y12]));ISBLANK([.X12])))" style:apply-style-name="cf1" style:base-cell-address="Data_Sheet.X12"/>
      <style:map style:condition="of:is-true-formula(AND(NOT(ISBLANK([.Y12]));ISBLANK([.X12])))" style:apply-style-name="cf1" style:base-cell-address="Data_Sheet.X12"/>
      <style:map style:condition="of:is-true-formula(AND(NOT(ISBLANK([.Y12]));ISBLANK([.X12])))" style:apply-style-name="cf1" style:base-cell-address="Data_Sheet.X12"/>
    </style:style>
    <style:style style:name="ce2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1" style:base-cell-address="Data_Sheet.Y4"/>
      <style:map style:condition="of:is-true-formula(AND(NOT(ISBLANK([.X4]));ISBLANK([.Y4])))" style:apply-style-name="cf1" style:base-cell-address="Data_Sheet.Y4"/>
      <style:map style:condition="of:is-true-formula(AND(NOT(ISBLANK([.X4]));ISBLANK([.Y4])))" style:apply-style-name="cf1" style:base-cell-address="Data_Sheet.Y4"/>
    </style:style>
    <style:style style:name="ce22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Z4])))" style:apply-style-name="cf1" style:base-cell-address="Data_Sheet.Z4"/>
      <style:map style:condition="of:is-true-formula(AND(NOT(ISBLANK([.AA4]));ISBLANK([.Z4])))" style:apply-style-name="cf1" style:base-cell-address="Data_Sheet.Z4"/>
    </style:style>
    <style:style style:name="ce22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C4]));ISBLANK([.AB4])))" style:apply-style-name="cf1" style:base-cell-address="Data_Sheet.AB4"/>
      <style:map style:condition="of:is-true-formula(AND(NOT(ISBLANK([.AC4]));ISBLANK([.AB4])))" style:apply-style-name="cf1" style:base-cell-address="Data_Sheet.AB4"/>
    </style:style>
    <style:style style:name="ce22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  <style:map style:condition="of:is-true-formula(AND(NOT(ISBLANK([.AB4]));ISBLANK([.AC4])))" style:apply-style-name="cf1" style:base-cell-address="Data_Sheet.AC4"/>
    </style:style>
    <style:style style:name="ce2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1" style:base-cell-address="Data_Sheet.Y5"/>
      <style:map style:condition="of:is-true-formula(AND(NOT(ISBLANK([.X5]));ISBLANK([.Y5])))" style:apply-style-name="cf1" style:base-cell-address="Data_Sheet.Y5"/>
      <style:map style:condition="of:is-true-formula(AND(NOT(ISBLANK([.X5]));ISBLANK([.Y5])))" style:apply-style-name="cf1" style:base-cell-address="Data_Sheet.Y5"/>
    </style:style>
    <style:style style:name="ce22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  <style:map style:condition="of:is-true-formula(AND(NOT(ISBLANK([.Z4]));ISBLANK([.AA4])))" style:apply-style-name="cf1" style:base-cell-address="Data_Sheet.AA4"/>
    </style:style>
    <style:style style:name="ce2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1" style:base-cell-address="Data_Sheet.V9"/>
      <style:map style:condition="of:is-true-formula(AND(NOT(ISBLANK([.W9]));ISBLANK([.V9])))" style:apply-style-name="cf1" style:base-cell-address="Data_Sheet.V9"/>
      <style:map style:condition="of:is-true-formula(AND(NOT(ISBLANK([.W9]));ISBLANK([.V9])))" style:apply-style-name="cf1" style:base-cell-address="Data_Sheet.V9"/>
      <style:map style:condition="of:is-true-formula(AND(NOT(ISBLANK([.W9]));ISBLANK([.V9])))" style:apply-style-name="cf1" style:base-cell-address="Data_Sheet.V9"/>
      <style:map style:condition="of:is-true-formula(AND(NOT(ISBLANK([.W9]));ISBLANK([.V9])))" style:apply-style-name="cf1" style:base-cell-address="Data_Sheet.V9"/>
    </style:style>
    <style:style style:name="ce2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1" style:base-cell-address="Data_Sheet.W9"/>
      <style:map style:condition="of:is-true-formula(AND(NOT(ISBLANK([.V9]));ISBLANK([.W9])))" style:apply-style-name="cf1" style:base-cell-address="Data_Sheet.W9"/>
      <style:map style:condition="of:is-true-formula(AND(NOT(ISBLANK([.V9]));ISBLANK([.W9])))" style:apply-style-name="cf1" style:base-cell-address="Data_Sheet.W9"/>
      <style:map style:condition="of:is-true-formula(AND(NOT(ISBLANK([.V9]));ISBLANK([.W9])))" style:apply-style-name="cf1" style:base-cell-address="Data_Sheet.W9"/>
      <style:map style:condition="of:is-true-formula(AND(NOT(ISBLANK([.V9]));ISBLANK([.W9])))" style:apply-style-name="cf1" style:base-cell-address="Data_Sheet.W9"/>
      <style:map style:condition="of:is-true-formula(AND(NOT(ISBLANK([.V9]));ISBLANK([.W9])))" style:apply-style-name="cf1" style:base-cell-address="Data_Sheet.W9"/>
      <style:map style:condition="of:is-true-formula(AND(NOT(ISBLANK([.V9]));ISBLANK([.W9])))" style:apply-style-name="cf1" style:base-cell-address="Data_Sheet.W9"/>
    </style:style>
    <style:style style:name="ce2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10]));ISBLANK([.V10])))" style:apply-style-name="cf1" style:base-cell-address="Data_Sheet.V10"/>
      <style:map style:condition="of:is-true-formula(AND(NOT(ISBLANK([.W10]));ISBLANK([.V10])))" style:apply-style-name="cf1" style:base-cell-address="Data_Sheet.V10"/>
    </style:style>
    <style:style style:name="ce2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10]));ISBLANK([.Y10])))" style:apply-style-name="cf1" style:base-cell-address="Data_Sheet.Y10"/>
      <style:map style:condition="of:is-true-formula(AND(NOT(ISBLANK([.X10]));ISBLANK([.Y10])))" style:apply-style-name="cf1" style:base-cell-address="Data_Sheet.Y10"/>
      <style:map style:condition="of:is-true-formula(AND(NOT(ISBLANK([.X10]));ISBLANK([.Y10])))" style:apply-style-name="cf1" style:base-cell-address="Data_Sheet.Y10"/>
      <style:map style:condition="of:is-true-formula(AND(NOT(ISBLANK([.X10]));ISBLANK([.Y10])))" style:apply-style-name="cf1" style:base-cell-address="Data_Sheet.Y10"/>
    </style:style>
    <style:style style:name="ce2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10]));ISBLANK([.W10])))" style:apply-style-name="cf1" style:base-cell-address="Data_Sheet.W10"/>
      <style:map style:condition="of:is-true-formula(AND(NOT(ISBLANK([.V10]));ISBLANK([.W10])))" style:apply-style-name="cf1" style:base-cell-address="Data_Sheet.W10"/>
      <style:map style:condition="of:is-true-formula(AND(NOT(ISBLANK([.V10]));ISBLANK([.W10])))" style:apply-style-name="cf1" style:base-cell-address="Data_Sheet.W10"/>
      <style:map style:condition="of:is-true-formula(AND(NOT(ISBLANK([.V10]));ISBLANK([.W10])))" style:apply-style-name="cf1" style:base-cell-address="Data_Sheet.W10"/>
    </style:style>
    <style:style style:name="ce2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1" style:base-cell-address="Data_Sheet.Y9"/>
      <style:map style:condition="of:is-true-formula(AND(NOT(ISBLANK([.X9]));ISBLANK([.Y9])))" style:apply-style-name="cf1" style:base-cell-address="Data_Sheet.Y9"/>
      <style:map style:condition="of:is-true-formula(AND(NOT(ISBLANK([.X9]));ISBLANK([.Y9])))" style:apply-style-name="cf1" style:base-cell-address="Data_Sheet.Y9"/>
      <style:map style:condition="of:is-true-formula(AND(NOT(ISBLANK([.X9]));ISBLANK([.Y9])))" style:apply-style-name="cf1" style:base-cell-address="Data_Sheet.Y9"/>
      <style:map style:condition="of:is-true-formula(AND(NOT(ISBLANK([.X9]));ISBLANK([.Y9])))" style:apply-style-name="cf1" style:base-cell-address="Data_Sheet.Y9"/>
      <style:map style:condition="of:is-true-formula(AND(NOT(ISBLANK([.X9]));ISBLANK([.Y9])))" style:apply-style-name="cf1" style:base-cell-address="Data_Sheet.Y9"/>
      <style:map style:condition="of:is-true-formula(AND(NOT(ISBLANK([.X9]));ISBLANK([.Y9])))" style:apply-style-name="cf1" style:base-cell-address="Data_Sheet.Y9"/>
    </style:style>
    <style:style style:name="ce2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10]));ISBLANK([.X10])))" style:apply-style-name="cf1" style:base-cell-address="Data_Sheet.X10"/>
      <style:map style:condition="of:is-true-formula(AND(NOT(ISBLANK([.Y10]));ISBLANK([.X10])))" style:apply-style-name="cf1" style:base-cell-address="Data_Sheet.X10"/>
    </style:style>
    <style:style style:name="ce2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1" style:base-cell-address="Data_Sheet.X9"/>
      <style:map style:condition="of:is-true-formula(AND(NOT(ISBLANK([.Y9]));ISBLANK([.X9])))" style:apply-style-name="cf1" style:base-cell-address="Data_Sheet.X9"/>
      <style:map style:condition="of:is-true-formula(AND(NOT(ISBLANK([.Y9]));ISBLANK([.X9])))" style:apply-style-name="cf1" style:base-cell-address="Data_Sheet.X9"/>
      <style:map style:condition="of:is-true-formula(AND(NOT(ISBLANK([.Y9]));ISBLANK([.X9])))" style:apply-style-name="cf1" style:base-cell-address="Data_Sheet.X9"/>
      <style:map style:condition="of:is-true-formula(AND(NOT(ISBLANK([.Y9]));ISBLANK([.X9])))" style:apply-style-name="cf1" style:base-cell-address="Data_Sheet.X9"/>
    </style:style>
    <style:style style:name="ce23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9]));ISBLANK([.AC9])))" style:apply-style-name="cf1" style:base-cell-address="Data_Sheet.AC9"/>
      <style:map style:condition="of:is-true-formula(AND(NOT(ISBLANK([.AB9]));ISBLANK([.AC9])))" style:apply-style-name="cf1" style:base-cell-address="Data_Sheet.AC9"/>
      <style:map style:condition="of:is-true-formula(AND(NOT(ISBLANK([.AB9]));ISBLANK([.AC9])))" style:apply-style-name="cf1" style:base-cell-address="Data_Sheet.AC9"/>
    </style:style>
    <style:style style:name="ce23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10]));ISBLANK([.AC10])))" style:apply-style-name="cf1" style:base-cell-address="Data_Sheet.AC10"/>
      <style:map style:condition="of:is-true-formula(AND(NOT(ISBLANK([.AB10]));ISBLANK([.AC10])))" style:apply-style-name="cf1" style:base-cell-address="Data_Sheet.AC10"/>
      <style:map style:condition="of:is-true-formula(AND(NOT(ISBLANK([.AB10]));ISBLANK([.AC10])))" style:apply-style-name="cf1" style:base-cell-address="Data_Sheet.AC10"/>
    </style:style>
    <style:style style:name="ce23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10]));ISBLANK([.AA10])))" style:apply-style-name="cf1" style:base-cell-address="Data_Sheet.AA10"/>
      <style:map style:condition="of:is-true-formula(AND(NOT(ISBLANK([.Z10]));ISBLANK([.AA10])))" style:apply-style-name="cf1" style:base-cell-address="Data_Sheet.AA10"/>
      <style:map style:condition="of:is-true-formula(AND(NOT(ISBLANK([.Z10]));ISBLANK([.AA10])))" style:apply-style-name="cf1" style:base-cell-address="Data_Sheet.AA10"/>
    </style:style>
    <style:style style:name="ce24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11]));ISBLANK([.AA11])))" style:apply-style-name="cf1" style:base-cell-address="Data_Sheet.AA11"/>
      <style:map style:condition="of:is-true-formula(AND(NOT(ISBLANK([.Z11]));ISBLANK([.AA11])))" style:apply-style-name="cf1" style:base-cell-address="Data_Sheet.AA11"/>
      <style:map style:condition="of:is-true-formula(AND(NOT(ISBLANK([.Z11]));ISBLANK([.AA11])))" style:apply-style-name="cf1" style:base-cell-address="Data_Sheet.AA11"/>
    </style:style>
    <style:style style:name="ce24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11]));ISBLANK([.AC11])))" style:apply-style-name="cf1" style:base-cell-address="Data_Sheet.AC11"/>
      <style:map style:condition="of:is-true-formula(AND(NOT(ISBLANK([.AB11]));ISBLANK([.AC11])))" style:apply-style-name="cf1" style:base-cell-address="Data_Sheet.AC11"/>
      <style:map style:condition="of:is-true-formula(AND(NOT(ISBLANK([.AB11]));ISBLANK([.AC11])))" style:apply-style-name="cf1" style:base-cell-address="Data_Sheet.AC11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 table:condition="of: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text:s/></text:p>
          </table:table-cell>
          <table:table-cell office:value-type="string" table:style-name="ce24">
            <text:p>Ministerial Department</text:p>
          </table:table-cell>
          <table:table-cell office:value-type="string" table:style-name="ce26">
            <text:p>Home Office</text:p>
          </table:table-cell>
          <table:table-cell office:value-type="float" office:value="5682" table:style-name="ce47">
            <text:p>5,682</text:p>
          </table:table-cell>
          <table:table-cell office:value-type="float" office:value="5200.71" table:style-name="ce51">
            <text:p>5,201</text:p>
          </table:table-cell>
          <table:table-cell office:value-type="float" office:value="10064" table:style-name="ce90">
            <text:p>10,064</text:p>
          </table:table-cell>
          <table:table-cell office:value-type="float" office:value="9563.2999999999993" table:style-name="ce93">
            <text:p>9,563</text:p>
          </table:table-cell>
          <table:table-cell office:value-type="float" office:value="5642" table:style-name="ce107">
            <text:p>5,642</text:p>
          </table:table-cell>
          <table:table-cell office:value-type="float" office:value="5438.78" table:style-name="ce110">
            <text:p>5,439</text:p>
          </table:table-cell>
          <table:table-cell office:value-type="float" office:value="1670" table:style-name="ce66">
            <text:p>1,670</text:p>
          </table:table-cell>
          <table:table-cell office:value-type="float" office:value="1625.82" table:style-name="ce69">
            <text:p>1,626</text:p>
          </table:table-cell>
          <table:table-cell office:value-type="float" office:value="199" table:style-name="ce71">
            <text:p>199</text:p>
          </table:table-cell>
          <table:table-cell office:value-type="float" office:value="197.76" table:style-name="ce74">
            <text:p>198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23257" table:content-validation-name="val3" table:style-name="ce150">
            <text:p>23,257</text:p>
          </table:table-cell>
          <table:table-cell office:value-type="float" office:value="22026.369999999995" table:content-validation-name="val3" table:style-name="ce148">
            <text:p>22,026</text:p>
          </table:table-cell>
          <table:table-cell office:value-type="float" office:value="2002" table:style-name="ce144">
            <text:p>2,002</text:p>
          </table:table-cell>
          <table:table-cell office:value-type="float" office:value="1960.19" table:style-name="ce147">
            <text:p>1,96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87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0" table:style-name="ce197">
            <text:p>0</text:p>
          </table:table-cell>
          <table:table-cell office:value-type="float" office:value="0" table:style-name="ce201">
            <text:p>0</text:p>
          </table:table-cell>
          <table:table-cell office:value-type="float" office:value="0" table:style-name="ce223">
            <text:p>0</text:p>
          </table:table-cell>
          <table:table-cell office:value-type="float" office:value="2002" table:style-name="ce224">
            <text:p>2,002</text:p>
          </table:table-cell>
          <table:table-cell office:value-type="float" office:value="1960.19" table:style-name="ce228">
            <text:p>1,960</text:p>
          </table:table-cell>
          <table:table-cell office:value-type="float" office:value="25259" table:content-validation-name="val3" table:style-name="ce225">
            <text:p>25,259</text:p>
          </table:table-cell>
          <table:table-cell office:value-type="float" office:value="23986.559999999994" table:content-validation-name="val3" table:style-name="ce226">
            <text:p>23,987</text:p>
          </table:table-cell>
          <table:table-cell office:value-type="currency" office:value="51731000" table:content-validation-name="val2" table:style-name="ce9">
            <text:p>£51,731,000.00</text:p>
          </table:table-cell>
          <table:table-cell office:value-type="currency" office:value="9904000" table:content-validation-name="val2" table:style-name="ce9">
            <text:p>£9,904,000.00</text:p>
          </table:table-cell>
          <table:table-cell office:value-type="currency" office:value="19000" table:content-validation-name="val2" table:style-name="ce9">
            <text:p>£19,000.00</text:p>
          </table:table-cell>
          <table:table-cell office:value-type="currency" office:value="799000" table:content-validation-name="val2" table:style-name="ce9">
            <text:p>£799,000.00</text:p>
          </table:table-cell>
          <table:table-cell office:value-type="currency" office:value="11704000" table:content-validation-name="val2" table:style-name="ce9">
            <text:p>£11,704,000.00</text:p>
          </table:table-cell>
          <table:table-cell office:value-type="currency" office:value="5237000" table:content-validation-name="val2" table:style-name="ce9">
            <text:p>£5,237,000.00</text:p>
          </table:table-cell>
          <table:table-cell office:value-type="currency" office:value="79394000" table:style-name="ce10">
            <text:p>£79,394,000.00</text:p>
          </table:table-cell>
          <table:table-cell office:value-type="currency" office:value="5141000" table:content-validation-name="val2" table:style-name="ce11">
            <text:p>£5,141,000.00</text:p>
          </table:table-cell>
          <table:table-cell office:value-type="currency" office:value="1429000" table:content-validation-name="val2" table:style-name="ce11">
            <text:p>£1,429,000.00</text:p>
          </table:table-cell>
          <table:table-cell office:value-type="currency" office:value="6570000" table:style-name="ce10">
            <text:p>£6,570,000.00</text:p>
          </table:table-cell>
          <table:table-cell office:value-type="currency" office:value="85964000" table:style-name="ce12">
            <text:p>£85,964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24">
            <text:p>Executive Agency</text:p>
          </table:table-cell>
          <table:table-cell office:value-type="string" table:style-name="ce26">
            <text:p>Home Office</text:p>
          </table:table-cell>
          <table:table-cell office:value-type="float" office:value="2162" table:style-name="ce48">
            <text:p>2,162</text:p>
          </table:table-cell>
          <table:table-cell office:value-type="float" office:value="1868.17" table:style-name="ce49">
            <text:p>1,868</text:p>
          </table:table-cell>
          <table:table-cell office:value-type="float" office:value="851" table:style-name="ce88">
            <text:p>851</text:p>
          </table:table-cell>
          <table:table-cell office:value-type="float" office:value="762.82" table:style-name="ce91">
            <text:p>763</text:p>
          </table:table-cell>
          <table:table-cell office:value-type="float" office:value="485" table:style-name="ce106">
            <text:p>485</text:p>
          </table:table-cell>
          <table:table-cell office:value-type="float" office:value="474.31" table:style-name="ce109">
            <text:p>474</text:p>
          </table:table-cell>
          <table:table-cell office:value-type="float" office:value="122" table:style-name="ce65">
            <text:p>122</text:p>
          </table:table-cell>
          <table:table-cell office:value-type="float" office:value="120.42" table:style-name="ce67">
            <text:p>120</text:p>
          </table:table-cell>
          <table:table-cell office:value-type="float" office:value="10" table:style-name="ce70">
            <text:p>10</text:p>
          </table:table-cell>
          <table:table-cell office:value-type="float" office:value="10" table:style-name="ce73">
            <text:p>1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3630" table:content-validation-name="val3" table:style-name="ce153">
            <text:p>3,630</text:p>
          </table:table-cell>
          <table:table-cell office:value-type="float" office:value="3235.7200000000003" table:content-validation-name="val3" table:style-name="ce145">
            <text:p>3,236</text:p>
          </table:table-cell>
          <table:table-cell office:value-type="float" office:value="6" table:style-name="ce158">
            <text:p>6</text:p>
          </table:table-cell>
          <table:table-cell office:value-type="float" office:value="6" table:style-name="ce172">
            <text:p>6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202">
            <text:p>0</text:p>
          </table:table-cell>
          <table:table-cell office:value-type="float" office:value="0" table:style-name="ce227">
            <text:p>0</text:p>
          </table:table-cell>
          <table:table-cell office:value-type="float" office:value="6" table:style-name="ce153">
            <text:p>6</text:p>
          </table:table-cell>
          <table:table-cell office:value-type="float" office:value="6" table:style-name="ce145">
            <text:p>6</text:p>
          </table:table-cell>
          <table:table-cell office:value-type="float" office:value="3636" table:content-validation-name="val3" table:style-name="ce205">
            <text:p>3,636</text:p>
          </table:table-cell>
          <table:table-cell office:value-type="float" office:value="3241.7200000000003" table:content-validation-name="val3" table:style-name="ce204">
            <text:p>3,242</text:p>
          </table:table-cell>
          <table:table-cell office:value-type="currency" office:value="6086000" table:content-validation-name="val2" table:style-name="ce9">
            <text:p>£6,086,000.00</text:p>
          </table:table-cell>
          <table:table-cell office:value-type="currency" office:value="130000" table:content-validation-name="val2" table:style-name="ce9">
            <text:p>£130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42000" table:content-validation-name="val2" table:style-name="ce9">
            <text:p>£342,000.00</text:p>
          </table:table-cell>
          <table:table-cell office:value-type="currency" office:value="1085000" table:content-validation-name="val2" table:style-name="ce9">
            <text:p>£1,085,000.00</text:p>
          </table:table-cell>
          <table:table-cell office:value-type="currency" office:value="446000" table:content-validation-name="val2" table:style-name="ce9">
            <text:p>£446,000.00</text:p>
          </table:table-cell>
          <table:table-cell office:value-type="currency" office:value="8089000" table:style-name="ce10">
            <text:p>£8,089,000.00</text:p>
          </table:table-cell>
          <table:table-cell office:value-type="currency" office:value="83000" table:content-validation-name="val2" table:style-name="ce11">
            <text:p>£83,000.00</text:p>
          </table:table-cell>
          <table:table-cell office:value-type="currency" office:value="19000" table:content-validation-name="val2" table:style-name="ce11">
            <text:p>£19,000.00</text:p>
          </table:table-cell>
          <table:table-cell office:value-type="currency" office:value="102000" table:style-name="ce10">
            <text:p>£102,000.00</text:p>
          </table:table-cell>
          <table:table-cell office:value-type="currency" office:value="8191000" table:style-name="ce12">
            <text:p>£8,191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text:s/></text:p>
          </table:table-cell>
          <table:table-cell office:value-type="string" table:style-name="ce25">
            <text:p>Executive Agency</text:p>
          </table:table-cell>
          <table:table-cell office:value-type="string" table:style-name="ce27">
            <text:p>Home Office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5" table:style-name="ce89">
            <text:p>5</text:p>
          </table:table-cell>
          <table:table-cell office:value-type="float" office:value="5" table:style-name="ce92">
            <text:p>5</text:p>
          </table:table-cell>
          <table:table-cell office:value-type="float" office:value="20" table:style-name="ce108">
            <text:p>20</text:p>
          </table:table-cell>
          <table:table-cell office:value-type="float" office:value="20" table:style-name="ce111">
            <text:p>20</text:p>
          </table:table-cell>
          <table:table-cell office:value-type="float" office:value="15" table:style-name="ce64">
            <text:p>15</text:p>
          </table:table-cell>
          <table:table-cell office:value-type="float" office:value="14.6" table:style-name="ce68">
            <text:p>15</text:p>
          </table:table-cell>
          <table:table-cell office:value-type="float" office:value="3" table:style-name="ce72">
            <text:p>3</text:p>
          </table:table-cell>
          <table:table-cell office:value-type="float" office:value="3" table:style-name="ce75">
            <text:p>3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43" table:content-validation-name="val3" table:style-name="ce153">
            <text:p>43</text:p>
          </table:table-cell>
          <table:table-cell office:value-type="float" office:value="42.6" table:content-validation-name="val3" table:style-name="ce146">
            <text:p>43</text:p>
          </table:table-cell>
          <table:table-cell office:value-type="float" office:value="1" table:style-name="ce156">
            <text:p>1</text:p>
          </table:table-cell>
          <table:table-cell office:value-type="float" office:value="1" table:style-name="ce174">
            <text:p>1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203">
            <text:p>0</text:p>
          </table:table-cell>
          <table:table-cell office:value-type="float" office:value="0" table:style-name="ce200">
            <text:p>0</text:p>
          </table:table-cell>
          <table:table-cell office:value-type="float" office:value="1" table:style-name="ce153">
            <text:p>1</text:p>
          </table:table-cell>
          <table:table-cell office:value-type="float" office:value="1" table:style-name="ce209">
            <text:p>1</text:p>
          </table:table-cell>
          <table:table-cell office:value-type="float" office:value="44" table:content-validation-name="val3" table:style-name="ce205">
            <text:p>44</text:p>
          </table:table-cell>
          <table:table-cell office:value-type="float" office:value="43.6" table:content-validation-name="val3" table:style-name="ce206">
            <text:p>44</text:p>
          </table:table-cell>
          <table:table-cell office:value-type="currency" office:value="172000" table:content-validation-name="val2" table:style-name="ce9">
            <text:p>£172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7000" table:content-validation-name="val2" table:style-name="ce9">
            <text:p>£37,000.00</text:p>
          </table:table-cell>
          <table:table-cell office:value-type="currency" office:value="16000" table:content-validation-name="val2" table:style-name="ce9">
            <text:p>£16,000.00</text:p>
          </table:table-cell>
          <table:table-cell office:value-type="currency" office:value="225000" table:style-name="ce10">
            <text:p>£225,000.00</text:p>
          </table:table-cell>
          <table:table-cell office:value-type="currency" office:value="8000" table:content-validation-name="val2" table:style-name="ce11">
            <text:p>£8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8000" table:style-name="ce10">
            <text:p>£8,000.00</text:p>
          </table:table-cell>
          <table:table-cell office:value-type="currency" office:value="233000" table:style-name="ce12">
            <text:p>£233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89" table:style-name="ce42">
            <text:p>289</text:p>
          </table:table-cell>
          <table:table-cell office:value-type="float" office:value="262.12" table:style-name="ce46">
            <text:p>262</text:p>
          </table:table-cell>
          <table:table-cell office:value-type="float" office:value="186" table:style-name="ce96">
            <text:p>186</text:p>
          </table:table-cell>
          <table:table-cell office:value-type="float" office:value="174.25" table:style-name="ce99">
            <text:p>174</text:p>
          </table:table-cell>
          <table:table-cell office:value-type="float" office:value="254" table:style-name="ce113">
            <text:p>254</text:p>
          </table:table-cell>
          <table:table-cell office:value-type="float" office:value="243.44" table:style-name="ce116">
            <text:p>243</text:p>
          </table:table-cell>
          <table:table-cell office:value-type="float" office:value="33" table:style-name="ce60">
            <text:p>33</text:p>
          </table:table-cell>
          <table:table-cell office:value-type="float" office:value="31.2" table:style-name="ce63">
            <text:p>31</text:p>
          </table:table-cell>
          <table:table-cell office:value-type="float" office:value="4" table:style-name="ce77">
            <text:p>4</text:p>
          </table:table-cell>
          <table:table-cell office:value-type="float" office:value="4" table:style-name="ce80">
            <text:p>4</text:p>
          </table:table-cell>
          <table:table-cell office:value-type="float" office:value="8" table:style-name="ce124">
            <text:p>8</text:p>
          </table:table-cell>
          <table:table-cell office:value-type="float" office:value="8" table:style-name="ce128">
            <text:p>8</text:p>
          </table:table-cell>
          <table:table-cell office:value-type="float" office:value="774" table:content-validation-name="val3" table:style-name="ce153">
            <text:p>774</text:p>
          </table:table-cell>
          <table:table-cell office:value-type="float" office:value="723.01" table:content-validation-name="val3" table:style-name="ce154">
            <text:p>723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90">
            <text:p>0</text:p>
          </table:table-cell>
          <table:table-cell office:value-type="float" office:value="9" table:style-name="ce180">
            <text:p>9</text:p>
          </table:table-cell>
          <table:table-cell office:value-type="float" office:value="9" table:style-name="ce179">
            <text:p>9</text:p>
          </table:table-cell>
          <table:table-cell office:value-type="float" office:value="0" table:style-name="ce185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9" table:style-name="ce153">
            <text:p>9</text:p>
          </table:table-cell>
          <table:table-cell office:value-type="float" office:value="9" table:style-name="ce210">
            <text:p>9</text:p>
          </table:table-cell>
          <table:table-cell office:value-type="float" office:value="783" table:content-validation-name="val3" table:style-name="ce205">
            <text:p>783</text:p>
          </table:table-cell>
          <table:table-cell office:value-type="float" office:value="732.01" table:content-validation-name="val3" table:style-name="ce207">
            <text:p>732</text:p>
          </table:table-cell>
          <table:table-cell office:value-type="currency" office:value="1454807.42" table:content-validation-name="val1" table:style-name="ce9">
            <text:p>£1,454,807.42</text:p>
          </table:table-cell>
          <table:table-cell office:value-type="currency" office:value="15044.44" table:content-validation-name="val1" table:style-name="ce9">
            <text:p>£15,044.44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2012.7" table:content-validation-name="val1" table:style-name="ce9">
            <text:p>£2,012.70</text:p>
          </table:table-cell>
          <table:table-cell office:value-type="currency" office:value="268206.14" table:content-validation-name="val1" table:style-name="ce9">
            <text:p>£268,206.14</text:p>
          </table:table-cell>
          <table:table-cell office:value-type="currency" office:value="101823.37" table:content-validation-name="val1" table:style-name="ce9">
            <text:p>£101,823.37</text:p>
          </table:table-cell>
          <table:table-cell office:value-type="currency" office:value="1841894.0699999998" table:style-name="ce10">
            <text:p>£1,841,894.07</text:p>
          </table:table-cell>
          <table:table-cell office:value-type="currency" office:value="77531.8" table:content-validation-name="val1" table:style-name="ce11">
            <text:p>£77,531.8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77531.8" table:style-name="ce10">
            <text:p>£77,531.80</text:p>
          </table:table-cell>
          <table:table-cell office:value-type="currency" office:value="1919425.8699999999" table:style-name="ce12">
            <text:p>£1,919,425.87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28" table:style-name="ce43">
            <text:p>28</text:p>
          </table:table-cell>
          <table:table-cell office:value-type="float" office:value="26.28" table:style-name="ce45">
            <text:p>26</text:p>
          </table:table-cell>
          <table:table-cell office:value-type="float" office:value="45" table:style-name="ce95">
            <text:p>45</text:p>
          </table:table-cell>
          <table:table-cell office:value-type="float" office:value="44.61" table:style-name="ce97">
            <text:p>45</text:p>
          </table:table-cell>
          <table:table-cell office:value-type="float" office:value="341" table:style-name="ce112">
            <text:p>341</text:p>
          </table:table-cell>
          <table:table-cell office:value-type="float" office:value="334.36" table:style-name="ce115">
            <text:p>334</text:p>
          </table:table-cell>
          <table:table-cell office:value-type="float" office:value="32" table:style-name="ce59">
            <text:p>32</text:p>
          </table:table-cell>
          <table:table-cell office:value-type="float" office:value="31.91" table:style-name="ce61">
            <text:p>32</text:p>
          </table:table-cell>
          <table:table-cell office:value-type="float" office:value="8" table:style-name="ce76">
            <text:p>8</text:p>
          </table:table-cell>
          <table:table-cell office:value-type="float" office:value="8" table:style-name="ce79">
            <text:p>8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454" table:content-validation-name="val3" table:style-name="ce153">
            <text:p>454</text:p>
          </table:table-cell>
          <table:table-cell office:value-type="float" office:value="445.16" table:content-validation-name="val3" table:style-name="ce161">
            <text:p>445</text:p>
          </table:table-cell>
          <table:table-cell office:value-type="float" office:value="6" table:style-name="ce159">
            <text:p>6</text:p>
          </table:table-cell>
          <table:table-cell office:value-type="float" office:value="6" table:style-name="ce175">
            <text:p>6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91">
            <text:p>0</text:p>
          </table:table-cell>
          <table:table-cell office:value-type="float" office:value="3" table:style-name="ce183">
            <text:p>3</text:p>
          </table:table-cell>
          <table:table-cell office:value-type="float" office:value="2.2000000000000002" table:style-name="ce184">
            <text:p>2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82">
            <text:p>0</text:p>
          </table:table-cell>
          <table:table-cell office:value-type="float" office:value="9" table:style-name="ce153">
            <text:p>9</text:p>
          </table:table-cell>
          <table:table-cell office:value-type="float" office:value="8.1999999999999993" table:style-name="ce211">
            <text:p>8</text:p>
          </table:table-cell>
          <table:table-cell office:value-type="float" office:value="463" table:content-validation-name="val3" table:style-name="ce205">
            <text:p>463</text:p>
          </table:table-cell>
          <table:table-cell office:value-type="float" office:value="453.36" table:content-validation-name="val3" table:style-name="ce208">
            <text:p>453</text:p>
          </table:table-cell>
          <table:table-cell office:value-type="currency" office:value="1190988.3032999998" table:content-validation-name="val2" table:style-name="ce9">
            <text:p>£1,190,988.30</text:p>
          </table:table-cell>
          <table:table-cell office:value-type="currency" office:value="77667.603300000017" table:content-validation-name="val2" table:style-name="ce9">
            <text:p>£77,667.6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8994.14" table:content-validation-name="val2" table:style-name="ce9">
            <text:p>£8,994.14</text:p>
          </table:table-cell>
          <table:table-cell office:value-type="currency" office:value="234531.33420000001" table:content-validation-name="val2" table:style-name="ce9">
            <text:p>£234,531.33</text:p>
          </table:table-cell>
          <table:table-cell office:value-type="currency" office:value="106469.76640000001" table:content-validation-name="val2" table:style-name="ce9">
            <text:p>£106,469.77</text:p>
          </table:table-cell>
          <table:table-cell office:value-type="currency" office:value="1618651.1471999998" table:style-name="ce10">
            <text:p>£1,618,651.15</text:p>
          </table:table-cell>
          <table:table-cell office:value-type="currency" office:value="33983.339999999997" table:content-validation-name="val2" table:style-name="ce11">
            <text:p>£33,983.34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33983.339999999997" table:style-name="ce10">
            <text:p>£33,983.34</text:p>
          </table:table-cell>
          <table:table-cell office:value-type="currency" office:value="1652634.4871999999" table:style-name="ce12">
            <text:p>£1,652,634.49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Policing Improvement Agenc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8">
            <text:p>0</text:p>
          </table:table-cell>
          <table:table-cell office:value-type="float" office:value="5" table:style-name="ce114">
            <text:p>5</text:p>
          </table:table-cell>
          <table:table-cell office:value-type="float" office:value="4.33" table:style-name="ce117">
            <text:p>4</text:p>
          </table:table-cell>
          <table:table-cell office:value-type="float" office:value="3" table:style-name="ce58">
            <text:p>3</text:p>
          </table:table-cell>
          <table:table-cell office:value-type="float" office:value="2.8" table:style-name="ce62">
            <text:p>3</text:p>
          </table:table-cell>
          <table:table-cell office:value-type="float" office:value="1" table:style-name="ce78">
            <text:p>1</text:p>
          </table:table-cell>
          <table:table-cell office:value-type="float" office:value="1" table:style-name="ce81">
            <text:p>1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9" table:content-validation-name="val3" table:style-name="ce153">
            <text:p>9</text:p>
          </table:table-cell>
          <table:table-cell office:value-type="float" office:value="8.129999999999999" table:content-validation-name="val3" table:style-name="ce162">
            <text:p>8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92">
            <text:p>0</text:p>
          </table:table-cell>
          <table:table-cell office:value-type="float" office:value="0" table:style-name="ce229">
            <text:p>0</text:p>
          </table:table-cell>
          <table:table-cell office:value-type="float" office:value="0" table:style-name="ce230">
            <text:p>0</text:p>
          </table:table-cell>
          <table:table-cell office:value-type="float" office:value="0" table:style-name="ce236">
            <text:p>0</text:p>
          </table:table-cell>
          <table:table-cell office:value-type="float" office:value="0" table:style-name="ce234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212">
            <text:p>0</text:p>
          </table:table-cell>
          <table:table-cell office:value-type="float" office:value="9" table:content-validation-name="val3" table:style-name="ce205">
            <text:p>9</text:p>
          </table:table-cell>
          <table:table-cell office:value-type="float" office:value="8.129999999999999" table:content-validation-name="val3" table:style-name="ce237">
            <text:p>8</text:p>
          </table:table-cell>
          <table:table-cell office:value-type="currency" office:value="33040.660000000003" table:content-validation-name="val2" table:style-name="ce9">
            <text:p>£33,040.66</text:p>
          </table:table-cell>
          <table:table-cell office:value-type="currency" office:value="38553.83" table:content-validation-name="val2" table:style-name="ce9">
            <text:p>£38,553.83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7186.38" table:content-validation-name="val2" table:style-name="ce9">
            <text:p>£7,186.38</text:p>
          </table:table-cell>
          <table:table-cell office:value-type="currency" office:value="8286.58" table:content-validation-name="val2" table:style-name="ce9">
            <text:p>£8,286.58</text:p>
          </table:table-cell>
          <table:table-cell office:value-type="currency" office:value="87067.450000000012" table:style-name="ce10">
            <text:p>£87,067.45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87067.450000000012" table:style-name="ce12">
            <text:p>£87,067.45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4">
            <text:p>Home Office</text:p>
          </table:table-cell>
          <table:table-cell office:value-type="float" office:value="12" table:style-name="ce36">
            <text:p>12</text:p>
          </table:table-cell>
          <table:table-cell office:value-type="float" office:value="11" table:style-name="ce40">
            <text:p>11</text:p>
          </table:table-cell>
          <table:table-cell office:value-type="float" office:value="8" table:style-name="ce101">
            <text:p>8</text:p>
          </table:table-cell>
          <table:table-cell office:value-type="float" office:value="8" table:style-name="ce105">
            <text:p>8</text:p>
          </table:table-cell>
          <table:table-cell office:value-type="float" office:value="37" table:style-name="ce119">
            <text:p>37</text:p>
          </table:table-cell>
          <table:table-cell office:value-type="float" office:value="36.5" table:style-name="ce123">
            <text:p>37</text:p>
          </table:table-cell>
          <table:table-cell office:value-type="float" office:value="2" table:style-name="ce53">
            <text:p>2</text:p>
          </table:table-cell>
          <table:table-cell office:value-type="float" office:value="1.8" table:style-name="ce57">
            <text:p>2</text:p>
          </table:table-cell>
          <table:table-cell office:value-type="float" office:value="1" table:style-name="ce83">
            <text:p>1</text:p>
          </table:table-cell>
          <table:table-cell office:value-type="float" office:value="0.6" table:style-name="ce87">
            <text:p>1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60" table:content-validation-name="val3" table:style-name="ce153">
            <text:p>60</text:p>
          </table:table-cell>
          <table:table-cell office:value-type="float" office:value="57.9" table:content-validation-name="val3" table:style-name="ce136">
            <text:p>58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193">
            <text:p>0</text:p>
          </table:table-cell>
          <table:table-cell office:value-type="float" office:value="0" table:style-name="ce231">
            <text:p>0</text:p>
          </table:table-cell>
          <table:table-cell office:value-type="float" office:value="0" table:style-name="ce233">
            <text:p>0</text:p>
          </table:table-cell>
          <table:table-cell office:value-type="float" office:value="0" table:style-name="ce235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239">
            <text:p>0</text:p>
          </table:table-cell>
          <table:table-cell office:value-type="float" office:value="60" table:content-validation-name="val3" table:style-name="ce205">
            <text:p>60</text:p>
          </table:table-cell>
          <table:table-cell office:value-type="float" office:value="57.9" table:content-validation-name="val3" table:style-name="ce238">
            <text:p>58</text:p>
          </table:table-cell>
          <table:table-cell office:value-type="currency" office:value="164680" table:content-validation-name="val2" table:style-name="ce9">
            <text:p>£164,680.00</text:p>
          </table:table-cell>
          <table:table-cell office:value-type="currency" office:value="115" table:content-validation-name="val2" table:style-name="ce9">
            <text:p>£11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9652" table:content-validation-name="val2" table:style-name="ce9">
            <text:p>£29,652.00</text:p>
          </table:table-cell>
          <table:table-cell office:value-type="currency" office:value="13420" table:content-validation-name="val2" table:style-name="ce9">
            <text:p>£13,420.00</text:p>
          </table:table-cell>
          <table:table-cell office:value-type="currency" office:value="207867" table:style-name="ce10">
            <text:p>£207,867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7867" table:style-name="ce12">
            <text:p>£207,867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28" table:style-name="ce37">
            <text:p>28</text:p>
          </table:table-cell>
          <table:table-cell office:value-type="float" office:value="27.4" table:style-name="ce38">
            <text:p>27</text:p>
          </table:table-cell>
          <table:table-cell office:value-type="float" office:value="17" table:style-name="ce102">
            <text:p>17</text:p>
          </table:table-cell>
          <table:table-cell office:value-type="float" office:value="17" table:style-name="ce103">
            <text:p>17</text:p>
          </table:table-cell>
          <table:table-cell office:value-type="float" office:value="94" table:style-name="ce120">
            <text:p>94</text:p>
          </table:table-cell>
          <table:table-cell office:value-type="float" office:value="94" table:style-name="ce121">
            <text:p>94</text:p>
          </table:table-cell>
          <table:table-cell office:value-type="float" office:value="12" table:style-name="ce54">
            <text:p>12</text:p>
          </table:table-cell>
          <table:table-cell office:value-type="float" office:value="11.6" table:style-name="ce55">
            <text:p>12</text:p>
          </table:table-cell>
          <table:table-cell office:value-type="float" office:value="5" table:style-name="ce84">
            <text:p>5</text:p>
          </table:table-cell>
          <table:table-cell office:value-type="float" office:value="5" table:style-name="ce85">
            <text:p>5</text:p>
          </table:table-cell>
          <table:table-cell office:value-type="float" office:value="5" table:style-name="ce131">
            <text:p>5</text:p>
          </table:table-cell>
          <table:table-cell office:value-type="float" office:value="5" table:style-name="ce134">
            <text:p>5</text:p>
          </table:table-cell>
          <table:table-cell office:value-type="float" office:value="161" table:content-validation-name="val3" table:style-name="ce153">
            <text:p>161</text:p>
          </table:table-cell>
          <table:table-cell office:value-type="float" office:value="160" table:content-validation-name="val3" table:style-name="ce137">
            <text:p>160</text:p>
          </table:table-cell>
          <table:table-cell office:value-type="float" office:value="10" table:style-name="ce164">
            <text:p>10</text:p>
          </table:table-cell>
          <table:table-cell office:value-type="float" office:value="10" table:style-name="ce166">
            <text:p>10</text:p>
          </table:table-cell>
          <table:table-cell office:value-type="float" office:value="15" table:style-name="ce169">
            <text:p>15</text:p>
          </table:table-cell>
          <table:table-cell office:value-type="float" office:value="15" table:style-name="ce213">
            <text:p>15</text:p>
          </table:table-cell>
          <table:table-cell office:value-type="float" office:value="0" table:style-name="ce215">
            <text:p>0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221">
            <text:p>0</text:p>
          </table:table-cell>
          <table:table-cell office:value-type="float" office:value="0" table:style-name="ce219">
            <text:p>0</text:p>
          </table:table-cell>
          <table:table-cell office:value-type="float" office:value="25" table:style-name="ce153">
            <text:p>25</text:p>
          </table:table-cell>
          <table:table-cell office:value-type="float" office:value="25" table:style-name="ce240">
            <text:p>25</text:p>
          </table:table-cell>
          <table:table-cell office:value-type="float" office:value="186" table:content-validation-name="val3" table:style-name="ce205">
            <text:p>186</text:p>
          </table:table-cell>
          <table:table-cell office:value-type="float" office:value="185" table:content-validation-name="val3" table:style-name="ce241">
            <text:p>185</text:p>
          </table:table-cell>
          <table:table-cell office:value-type="currency" office:value="461975.06" table:content-validation-name="val1" table:style-name="ce9">
            <text:p>£461,975.06</text:p>
          </table:table-cell>
          <table:table-cell office:value-type="currency" office:value="35614.47" table:content-validation-name="val1" table:style-name="ce9">
            <text:p>£35,614.47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350.9" table:content-validation-name="val1" table:style-name="ce9">
            <text:p>£350.90</text:p>
          </table:table-cell>
          <table:table-cell office:value-type="currency" office:value="88139.32" table:content-validation-name="val1" table:style-name="ce9">
            <text:p>£88,139.32</text:p>
          </table:table-cell>
          <table:table-cell office:value-type="currency" office:value="41563.57" table:content-validation-name="val1" table:style-name="ce9">
            <text:p>£41,563.57</text:p>
          </table:table-cell>
          <table:table-cell office:value-type="currency" office:value="627643.31999999995" table:style-name="ce10">
            <text:p>£627,643.32</text:p>
          </table:table-cell>
          <table:table-cell office:value-type="currency" office:value="230100.45" table:content-validation-name="val1" table:style-name="ce11">
            <text:p>£230,100.45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230100.45" table:style-name="ce10">
            <text:p>£230,100.45</text:p>
          </table:table-cell>
          <table:table-cell office:value-type="currency" office:value="857743.77" table:style-name="ce12">
            <text:p>£857,743.77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rious Organised Crime Agency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344" table:style-name="ce35">
            <text:p>344</text:p>
          </table:table-cell>
          <table:table-cell office:value-type="float" office:value="324.2" table:style-name="ce39">
            <text:p>324</text:p>
          </table:table-cell>
          <table:table-cell office:value-type="float" office:value="1530" table:style-name="ce100">
            <text:p>1,530</text:p>
          </table:table-cell>
          <table:table-cell office:value-type="float" office:value="1489.3" table:style-name="ce104">
            <text:p>1,489</text:p>
          </table:table-cell>
          <table:table-cell office:value-type="float" office:value="1677" table:style-name="ce118">
            <text:p>1,677</text:p>
          </table:table-cell>
          <table:table-cell office:value-type="float" office:value="1641.3" table:style-name="ce122">
            <text:p>1,641</text:p>
          </table:table-cell>
          <table:table-cell office:value-type="float" office:value="243" table:style-name="ce52">
            <text:p>243</text:p>
          </table:table-cell>
          <table:table-cell office:value-type="float" office:value="240.60000000000002" table:style-name="ce56">
            <text:p>241</text:p>
          </table:table-cell>
          <table:table-cell office:value-type="float" office:value="27" table:style-name="ce82">
            <text:p>27</text:p>
          </table:table-cell>
          <table:table-cell office:value-type="float" office:value="26.6" table:style-name="ce86">
            <text:p>27</text:p>
          </table:table-cell>
          <table:table-cell office:value-type="float" office:value="4" table:style-name="ce135">
            <text:p>4</text:p>
          </table:table-cell>
          <table:table-cell office:value-type="float" office:value="1.2" table:style-name="ce133">
            <text:p>1</text:p>
          </table:table-cell>
          <table:table-cell office:value-type="float" office:value="3825" table:content-validation-name="val3" table:style-name="ce14">
            <text:p>3,825</text:p>
          </table:table-cell>
          <table:table-cell office:value-type="float" office:value="3723.2" table:content-validation-name="val3" table:style-name="ce14">
            <text:p>3,723</text:p>
          </table:table-cell>
          <table:table-cell office:value-type="float" office:value="33" table:style-name="ce163">
            <text:p>33</text:p>
          </table:table-cell>
          <table:table-cell office:value-type="float" office:value="33" table:style-name="ce167">
            <text:p>33</text:p>
          </table:table-cell>
          <table:table-cell office:value-type="float" office:value="77" table:style-name="ce170">
            <text:p>77</text:p>
          </table:table-cell>
          <table:table-cell office:value-type="float" office:value="77" table:style-name="ce216">
            <text:p>77</text:p>
          </table:table-cell>
          <table:table-cell office:value-type="float" office:value="10" table:style-name="ce218">
            <text:p>10</text:p>
          </table:table-cell>
          <table:table-cell office:value-type="float" office:value="10" table:style-name="ce217">
            <text:p>10</text:p>
          </table:table-cell>
          <table:table-cell office:value-type="float" office:value="0" table:style-name="ce222">
            <text:p>0</text:p>
          </table:table-cell>
          <table:table-cell office:value-type="float" office:value="0" table:style-name="ce220">
            <text:p>0</text:p>
          </table:table-cell>
          <table:table-cell office:value-type="float" office:value="120" table:style-name="ce14">
            <text:p>120</text:p>
          </table:table-cell>
          <table:table-cell office:value-type="float" office:value="120" table:style-name="ce14">
            <text:p>120</text:p>
          </table:table-cell>
          <table:table-cell office:value-type="float" office:value="3945" table:content-validation-name="val3" table:style-name="ce15">
            <text:p>3,945</text:p>
          </table:table-cell>
          <table:table-cell office:value-type="float" office:value="3843.2" table:content-validation-name="val3" table:style-name="ce15">
            <text:p>3,843</text:p>
          </table:table-cell>
          <table:table-cell office:value-type="currency" office:value="11029254" table:content-validation-name="val2" table:style-name="ce9">
            <text:p>£11,029,254.00</text:p>
          </table:table-cell>
          <table:table-cell office:value-type="currency" office:value="942341" table:content-validation-name="val2" table:style-name="ce9">
            <text:p>£942,341.00</text:p>
          </table:table-cell>
          <table:table-cell office:value-type="currency" office:value="19943" table:content-validation-name="val2" table:style-name="ce9">
            <text:p>£19,943.00</text:p>
          </table:table-cell>
          <table:table-cell office:value-type="currency" office:value="984351" table:content-validation-name="val2" table:style-name="ce9">
            <text:p>£984,351.00</text:p>
          </table:table-cell>
          <table:table-cell office:value-type="currency" office:value="2326942" table:content-validation-name="val2" table:style-name="ce9">
            <text:p>£2,326,942.00</text:p>
          </table:table-cell>
          <table:table-cell office:value-type="currency" office:value="1137769" table:content-validation-name="val2" table:style-name="ce9">
            <text:p>£1,137,769.00</text:p>
          </table:table-cell>
          <table:table-cell office:value-type="currency" office:value="16440600" table:style-name="ce10">
            <text:p>£16,440,600.00</text:p>
          </table:table-cell>
          <table:table-cell office:value-type="currency" office:value="390768" table:content-validation-name="val2" table:style-name="ce11">
            <text:p>£390,768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390768" table:style-name="ce10">
            <text:p>£390,768.00</text:p>
          </table:table-cell>
          <table:table-cell office:value-type="currency" office:value="16831368" table:style-name="ce12">
            <text:p>£16,831,368.0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ny Millet</meta:initial-creator>
    <dc:creator>Ed Collington</dc:creator>
    <meta:creation-date>2012-07-18T14:50:11Z</meta:creation-date>
    <dc:date>2013-09-24T13:12:54Z</dc:date>
  </office:meta>
</office:document-meta>
</file>